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d37" officeooo:paragraph-rsid="00094d37"/>
    </style:style>
    <style:style style:name="P2" style:family="paragraph" style:parent-style-name="Standard">
      <style:text-properties fo:font-weight="bold" officeooo:rsid="00094d37" officeooo:paragraph-rsid="000d6bb1" style:font-weight-asian="bold" style:font-weight-complex="bold"/>
    </style:style>
    <style:style style:name="P3" style:family="paragraph" style:parent-style-name="Standard">
      <style:text-properties fo:font-weight="bold" officeooo:rsid="00094d37" officeooo:paragraph-rsid="00124cb6" style:font-weight-asian="bold" style:font-weight-complex="bold"/>
    </style:style>
    <style:style style:name="P4" style:family="paragraph" style:parent-style-name="Standard">
      <style:text-properties fo:font-weight="bold" officeooo:rsid="00094d37" officeooo:paragraph-rsid="001e3d2a" style:font-weight-asian="bold" style:font-weight-complex="bold"/>
    </style:style>
    <style:style style:name="P5" style:family="paragraph" style:parent-style-name="Standard">
      <style:text-properties fo:font-weight="bold" officeooo:rsid="00102e5b" officeooo:paragraph-rsid="00102e5b" style:font-weight-asian="bold" style:font-weight-complex="bold"/>
    </style:style>
    <style:style style:name="P6" style:family="paragraph" style:parent-style-name="Standard">
      <style:text-properties fo:font-weight="bold" officeooo:rsid="001e3d2a" officeooo:paragraph-rsid="001e3d2a" style:font-weight-asian="bold" style:font-weight-complex="bold"/>
    </style:style>
    <style:style style:name="P7" style:family="paragraph" style:parent-style-name="Standard">
      <style:text-properties fo:font-weight="bold" officeooo:rsid="002754c3" officeooo:paragraph-rsid="002754c3" style:font-weight-asian="bold" style:font-weight-complex="bold"/>
    </style:style>
    <style:style style:name="P8" style:family="paragraph" style:parent-style-name="Standard">
      <style:text-properties fo:font-weight="bold" officeooo:rsid="002c8d87" officeooo:paragraph-rsid="002c8d87" style:font-weight-asian="bold" style:font-weight-complex="bold"/>
    </style:style>
    <style:style style:name="P9" style:family="paragraph" style:parent-style-name="Standard">
      <style:text-properties officeooo:rsid="000b9634" officeooo:paragraph-rsid="000b9634"/>
    </style:style>
    <style:style style:name="P10" style:family="paragraph" style:parent-style-name="Standard">
      <style:text-properties officeooo:rsid="000b9634" officeooo:paragraph-rsid="000d6bb1"/>
    </style:style>
    <style:style style:name="P11" style:family="paragraph" style:parent-style-name="Standard">
      <style:text-properties officeooo:rsid="000d6bb1" officeooo:paragraph-rsid="000d6bb1"/>
    </style:style>
    <style:style style:name="P12" style:family="paragraph" style:parent-style-name="Standard">
      <style:text-properties officeooo:rsid="000f1796" officeooo:paragraph-rsid="000f1796"/>
    </style:style>
    <style:style style:name="P13" style:family="paragraph" style:parent-style-name="Standard">
      <style:text-properties officeooo:rsid="001013aa" officeooo:paragraph-rsid="001013aa"/>
    </style:style>
    <style:style style:name="P14" style:family="paragraph" style:parent-style-name="Standard">
      <style:text-properties officeooo:rsid="001013aa" officeooo:paragraph-rsid="001e3d2a"/>
    </style:style>
    <style:style style:name="P15" style:family="paragraph" style:parent-style-name="Standard">
      <style:text-properties officeooo:rsid="0015cb0d" officeooo:paragraph-rsid="0015cb0d"/>
    </style:style>
    <style:style style:name="P16" style:family="paragraph" style:parent-style-name="Standard">
      <style:text-properties officeooo:rsid="0015cb0d" officeooo:paragraph-rsid="00253a7f"/>
    </style:style>
    <style:style style:name="P17" style:family="paragraph" style:parent-style-name="Standard">
      <style:text-properties officeooo:rsid="0018a415" officeooo:paragraph-rsid="0018a415"/>
    </style:style>
    <style:style style:name="P18" style:family="paragraph" style:parent-style-name="Standard">
      <style:text-properties officeooo:rsid="0019e2a2" officeooo:paragraph-rsid="0019e2a2"/>
    </style:style>
    <style:style style:name="P19" style:family="paragraph" style:parent-style-name="Standard">
      <style:text-properties officeooo:rsid="001a62b6" officeooo:paragraph-rsid="001a62b6"/>
    </style:style>
    <style:style style:name="P20" style:family="paragraph" style:parent-style-name="Standard">
      <style:text-properties fo:font-weight="normal" officeooo:rsid="001e3d2a" officeooo:paragraph-rsid="001e3d2a" style:font-weight-asian="normal" style:font-weight-complex="normal"/>
    </style:style>
    <style:style style:name="P21" style:family="paragraph" style:parent-style-name="Standard">
      <style:text-properties fo:font-weight="normal" officeooo:rsid="001fbcf2" officeooo:paragraph-rsid="001fbcf2" style:font-weight-asian="normal" style:font-weight-complex="normal"/>
    </style:style>
    <style:style style:name="P22" style:family="paragraph" style:parent-style-name="Standard">
      <style:text-properties fo:font-weight="normal" officeooo:rsid="001fbcf2" officeooo:paragraph-rsid="002051e8" style:font-weight-asian="normal" style:font-weight-complex="normal"/>
    </style:style>
    <style:style style:name="P23" style:family="paragraph" style:parent-style-name="Standard">
      <style:text-properties officeooo:rsid="001fbcf2" officeooo:paragraph-rsid="001fbcf2"/>
    </style:style>
    <style:style style:name="P24" style:family="paragraph" style:parent-style-name="Standard">
      <style:text-properties officeooo:rsid="002051e8" officeooo:paragraph-rsid="002051e8"/>
    </style:style>
    <style:style style:name="P25" style:family="paragraph" style:parent-style-name="Standard">
      <style:text-properties officeooo:rsid="002c8d87" officeooo:paragraph-rsid="002c8d87"/>
    </style:style>
    <style:style style:name="P26" style:family="paragraph" style:parent-style-name="Preformatted_20_Text">
      <style:text-properties fo:color="#000000" style:font-name="DejaVu Sans Mono" fo:font-size="9pt"/>
    </style:style>
    <style:style style:name="P27" style:family="paragraph" style:parent-style-name="Preformatted_20_Text">
      <style:text-properties fo:color="#000000" style:font-name="DejaVu Sans Mono" fo:font-size="9pt" officeooo:rsid="00094d37" officeooo:paragraph-rsid="00094d37"/>
    </style:style>
    <style:style style:name="P2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13aa" officeooo:paragraph-rsid="000f1796"/>
    </style:style>
    <style:style style:name="P2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fbcf2" officeooo:paragraph-rsid="001fbcf2" style:font-weight-asian="normal" style:font-weight-complex="normal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fbcf2" officeooo:paragraph-rsid="002051e8" style:font-weight-asian="normal" style:font-weight-complex="normal"/>
    </style:style>
    <style:style style:name="P31" style:family="paragraph" style:parent-style-name="Heading">
      <style:text-properties officeooo:paragraph-rsid="00147c83"/>
    </style:style>
    <style:style style:name="P32" style:family="paragraph" style:parent-style-name="Heading">
      <style:text-properties officeooo:paragraph-rsid="00159505"/>
    </style:style>
    <style:style style:name="P33" style:family="paragraph" style:parent-style-name="Text_20_body">
      <style:text-properties officeooo:rsid="001392d5" officeooo:paragraph-rsid="001392d5"/>
    </style:style>
    <style:style style:name="P34" style:family="paragraph" style:parent-style-name="Text_20_body">
      <style:text-properties officeooo:rsid="001392d5" officeooo:paragraph-rsid="00147c83"/>
    </style:style>
    <style:style style:name="P35" style:family="paragraph" style:parent-style-name="Text_20_body">
      <style:text-properties officeooo:rsid="001392d5" officeooo:paragraph-rsid="00159505"/>
    </style:style>
    <style:style style:name="P36" style:family="paragraph" style:parent-style-name="Text_20_body">
      <style:text-properties officeooo:rsid="00159505" officeooo:paragraph-rsid="00159505"/>
    </style:style>
    <style:style style:name="P37" style:family="paragraph" style:parent-style-name="Text_20_body">
      <style:text-properties officeooo:rsid="0023fa65" officeooo:paragraph-rsid="0023fa65"/>
    </style:style>
    <style:style style:name="P38" style:family="paragraph" style:parent-style-name="Text_20_body">
      <style:text-properties officeooo:rsid="0023fa65" officeooo:paragraph-rsid="00253a7f"/>
    </style:style>
    <style:style style:name="P39" style:family="paragraph" style:parent-style-name="Text_20_body">
      <style:text-properties officeooo:rsid="00253a7f" officeooo:paragraph-rsid="00253a7f"/>
    </style:style>
    <style:style style:name="P40" style:family="paragraph" style:parent-style-name="Text_20_body">
      <style:text-properties officeooo:rsid="00253a7f" officeooo:paragraph-rsid="002754c3"/>
    </style:style>
    <style:style style:name="P41" style:family="paragraph" style:parent-style-name="Text_20_body">
      <style:text-properties officeooo:rsid="00253a7f" officeooo:paragraph-rsid="0029a354"/>
    </style:style>
    <style:style style:name="P42" style:family="paragraph" style:parent-style-name="Text_20_body">
      <style:text-properties officeooo:rsid="002754c3" officeooo:paragraph-rsid="002754c3"/>
    </style:style>
    <style:style style:name="P43" style:family="paragraph" style:parent-style-name="Text_20_body">
      <style:text-properties fo:font-weight="bold" officeooo:rsid="002754c3" officeooo:paragraph-rsid="002754c3" style:font-weight-asian="bold" style:font-weight-complex="bold"/>
    </style:style>
    <style:style style:name="P44" style:family="paragraph" style:parent-style-name="Text_20_body">
      <style:text-properties officeooo:rsid="0029a354" officeooo:paragraph-rsid="0029a354"/>
    </style:style>
    <style:style style:name="P45" style:family="paragraph" style:parent-style-name="Text_20_body">
      <style:text-properties officeooo:paragraph-rsid="003201d2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23fa65" officeooo:paragraph-rsid="0023fa65"/>
    </style:style>
    <style:style style:name="P4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48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rsid="0017301d" officeooo:paragraph-rsid="0017301d"/>
    </style:style>
    <style:style style:name="P49" style:family="paragraph" style:parent-style-name="Standard">
      <style:text-properties fo:font-weight="bold" officeooo:rsid="00102e5b" officeooo:paragraph-rsid="00102e5b" style:font-weight-asian="bold" style:font-weight-complex="bold"/>
    </style:style>
    <style:style style:name="P50" style:family="paragraph" style:parent-style-name="Standard">
      <style:text-properties fo:font-weight="bold" officeooo:rsid="0036a4d5" officeooo:paragraph-rsid="0036a4d5" style:font-weight-asian="bold" style:font-weight-complex="bold"/>
    </style:style>
    <style:style style:name="P51" style:family="paragraph" style:parent-style-name="Text_20_body">
      <style:text-properties fo:font-weight="bold" officeooo:rsid="00159505" officeooo:paragraph-rsid="00159505" style:font-weight-asian="bold" style:font-weight-complex="bold"/>
    </style:style>
    <style:style style:name="P52" style:family="paragraph" style:parent-style-name="Text_20_body">
      <style:text-properties fo:font-weight="bold" officeooo:rsid="0029a354" officeooo:paragraph-rsid="0029a354" style:font-weight-asian="bold" style:font-weight-complex="bold"/>
    </style:style>
    <style:style style:name="P53" style:family="paragraph" style:parent-style-name="Heading_20_3">
      <style:text-properties officeooo:paragraph-rsid="002c8d87"/>
    </style:style>
    <style:style style:name="P54" style:family="paragraph" style:parent-style-name="Heading_20_2">
      <style:text-properties officeooo:paragraph-rsid="003201d2"/>
    </style:style>
    <style:style style:name="T1" style:family="text">
      <style:text-properties fo:background-color="#ffe4ff" loext:char-shading-value="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7c83" style:font-weight-asian="bold" style:font-weight-complex="bold"/>
    </style:style>
    <style:style style:name="T5" style:family="text">
      <style:text-properties fo:font-weight="bold" officeooo:rsid="00159826" style:font-weight-asian="bold" style:font-weight-complex="bold"/>
    </style:style>
    <style:style style:name="T6" style:family="text">
      <style:text-properties fo:font-weight="bold" officeooo:rsid="002754c3" style:font-weight-asian="bold" style:font-weight-complex="bold"/>
    </style:style>
    <style:style style:name="T7" style:family="text">
      <style:text-properties fo:font-weight="bold" officeooo:rsid="003201d2" style:font-weight-asian="bold" style:font-weight-complex="bold"/>
    </style:style>
    <style:style style:name="T8" style:family="text">
      <style:text-properties fo:font-weight="bold" officeooo:rsid="00347bcd" style:font-weight-asian="bold" style:font-weight-complex="bold"/>
    </style:style>
    <style:style style:name="T9" style:family="text">
      <style:text-properties fo:color="#660099"/>
    </style:style>
    <style:style style:name="T10" style:family="text">
      <style:text-properties fo:color="#009999"/>
    </style:style>
    <style:style style:name="T11" style:family="text">
      <style:text-properties fo:background-color="#e4e4ff" loext:char-shading-value="0"/>
    </style:style>
    <style:style style:name="T12" style:family="text">
      <style:text-properties officeooo:rsid="000b9634"/>
    </style:style>
    <style:style style:name="T13" style:family="text">
      <style:text-properties officeooo:rsid="000d6bb1"/>
    </style:style>
    <style:style style:name="T14" style:family="text">
      <style:text-properties officeooo:rsid="001013aa"/>
    </style:style>
    <style:style style:name="T15" style:family="text">
      <style:text-properties officeooo:rsid="00113cd6"/>
    </style:style>
    <style:style style:name="T16" style:family="text">
      <style:text-properties officeooo:rsid="00147c83"/>
    </style:style>
    <style:style style:name="T17" style:family="text">
      <style:text-properties officeooo:rsid="001e3d2a"/>
    </style:style>
    <style:style style:name="T18" style:family="text">
      <style:text-properties officeooo:rsid="0023fa65"/>
    </style:style>
    <style:style style:name="T19" style:family="text">
      <style:text-properties officeooo:rsid="00252083"/>
    </style:style>
    <style:style style:name="T20" style:family="text">
      <style:text-properties officeooo:rsid="00253a7f"/>
    </style:style>
    <style:style style:name="T21" style:family="text">
      <style:text-properties officeooo:rsid="0031757d"/>
    </style:style>
    <style:style style:name="T22" style:family="text">
      <style:text-properties officeooo:rsid="003201d2"/>
    </style:style>
    <style:style style:name="T23" style:family="text">
      <style:text-properties officeooo:rsid="0033d8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Part #2 after day 13 january</text:p>
      <text:p text:style-name="P50"/>
      <text:p text:style-name="P50"/>
      <text:p text:style-name="P5"/>
      <text:p text:style-name="P50">++++++++++++++++++++++++++++++++++++</text:p>
      <text:p text:style-name="P5"/>
      <text:p text:style-name="P5"><text:bookmark-start text:name="__DdeLink__328_197105388"/>R<text:bookmark-end text:name="__DdeLink__328_197105388"/>ange date ~7 fx active days <text:span text:style-name="T15">after training</text:span>: </text:p>
      <text:p text:style-name="P1"/>
      <text:p text:style-name="P27"><text:span text:style-name="T1">start_date</text:span> <text:span text:style-name="T2">= </text:span>datetime.datetime(<text:span text:style-name="T9">year</text:span><text:span text:style-name="T2">=</text:span><text:span text:style-name="T10">2017</text:span>, <text:span text:style-name="T9">month</text:span><text:span text:style-name="T2">=</text:span><text:span text:style-name="T10">1</text:span>, <text:span text:style-name="T9">day</text:span><text:span text:style-name="T2">=</text:span><text:span text:style-name="T10">3</text:span>, <text:span text:style-name="T9">hour</text:span><text:span text:style-name="T2">=</text:span><text:span text:style-name="T10">0</text:span>, <text:span text:style-name="T9">minute</text:span><text:span text:style-name="T2">=</text:span><text:span text:style-name="T10">0</text:span>, <text:span text:style-name="T9">second</text:span><text:span text:style-name="T2">=</text:span><text:span text:style-name="T10">0</text:span>)</text:p>
      <text:p text:style-name="P26">end_date <text:span text:style-name="T2">= </text:span>datetime.datetime(<text:span text:style-name="T9">year</text:span><text:span text:style-name="T2">=</text:span><text:span text:style-name="T10">2017</text:span>, <text:span text:style-name="T9">month</text:span><text:span text:style-name="T2">=</text:span><text:span text:style-name="T10">1</text:span>, <text:span text:style-name="T9">day</text:span><text:span text:style-name="T2">=</text:span><text:span text:style-name="T10">11</text:span>, <text:span text:style-name="T9">hour</text:span><text:span text:style-name="T2">=</text:span><text:span text:style-name="T10">23</text:span>, <text:span text:style-name="T9">minute</text:span><text:span text:style-name="T2">=</text:span><text:span text:style-name="T10">59</text:span>, <text:span text:style-name="T9">second</text:span><text:span text:style-name="T2">=</text:span><text:span text:style-name="T10">0</text:span>)</text:p>
      <text:p text:style-name="P47">pred <text:span text:style-name="T2">= </text:span>Predictor().search_pattern(<text:span text:style-name="T11">start_date</text:span>, end_date)</text:p>
      <text:p text:style-name="P48">For analysis we use only top 10 results</text:p>
      <text:h text:style-name="Heading_20_3" text:outline-level="3">Case buy, sell, undef &gt;20 pips in 60 minutes<text:bookmark-start text:name="__DdeLink__346_197105388"/> <text:span text:style-name="T14">(direct prob)</text:span><text:bookmark-end text:name="__DdeLink__346_197105388"/>:</text:h>
      <text:p text:style-name="P1">Result:</text:p>
      <text:p text:style-name="P1"/>
      <text:p text:style-name="P1">Max buys: </text:p>
      <text:p text:style-name="P1">55</text:p>
      <text:p text:style-name="P1">[(0.33342174, datetime.datetime(2017, 1, 9, 6, 44), 2),</text:p>
      <text:p text:style-name="P1"><text:s/>(0.33341864, datetime.datetime(2017, 1, 9, 13, 58), 1),</text:p>
      <text:p text:style-name="P1"><text:s/>(0.33341506, datetime.datetime(2017, 1, 9, 14, 38), 1),</text:p>
      <text:p text:style-name="P1"><text:s/>(0.33340791, datetime.datetime(2017, 1, 9, 20, 54), 2),</text:p>
      <text:p text:style-name="P1"><text:s/>(0.33340728, datetime.datetime(2017, 1, 9, 20, 58), 2),</text:p>
      <text:p text:style-name="P1"><text:s/>(0.33340642, datetime.datetime(2017, 1, 9, 21, 8), 2),</text:p>
      <text:p text:style-name="P1"><text:s/>(0.33340541, datetime.datetime(2017, 1, 9, 6, 43), 2),</text:p>
      <text:p text:style-name="P1"><text:s/>(0.3334046, datetime.datetime(2017, 1, 11, 18, 31), 1),</text:p>
      <text:p text:style-name="P1"><text:s/>(0.33340409, datetime.datetime(2017, 1, 9, 14, 18), 1),</text:p>
      <text:p text:style-name="P1"><text:s/>(0.3334035, datetime.datetime(2017, 1, 9, 6, 24), 2),</text:p>
      <text:p text:style-name="P1"><text:s/>(0.33340311, datetime.datetime(2017, 1, 9, 21, 3), 2),</text:p>
      <text:p text:style-name="P1"><text:s/>(0.33340156, datetime.datetime(2017, 1, 9, 6, 47), 2),</text:p>
      <text:p text:style-name="P1"><text:s/>(0.33340114, datetime.datetime(2017, 1, 9, 6, 42), 2),</text:p>
      <text:p text:style-name="P1"><text:s/>(0.33340049, datetime.datetime(2017, 1, 9, 21, 14), 2),</text:p>
      <text:p text:style-name="P1"><text:s/>(0.33340004, datetime.datetime(2017, 1, 9, 14, 58), 1),</text:p>
      <text:p text:style-name="P1"><text:s/>(0.33339992, datetime.datetime(2017, 1, 9, 20, 53), 2),</text:p>
      <text:p text:style-name="P1"><text:s/>(0.33339962, datetime.datetime(2017, 1, 11, 18, 22), 2),</text:p>
      <text:p text:style-name="P1"><text:s/>(0.3333993, datetime.datetime(2017, 1, 11, 18, 20), 2),</text:p>
      <text:p text:style-name="P1"><text:s/>(0.33339906, datetime.datetime(2017, 1, 9, 21, 1), 2),</text:p>
      <text:p text:style-name="P1"><text:s/>(0.3333984, datetime.datetime(2017, 1, 11, 18, 24), 2),</text:p>
      <text:p text:style-name="P1"><text:s/>(0.33339795, datetime.datetime(2017, 1, 11, 18, 23), 2),</text:p>
      <text:p text:style-name="P1"><text:s/>(0.33339769, datetime.datetime(2017, 1, 11, 15, 46), 0),</text:p>
      <text:p text:style-name="P1"><text:s/>(0.33339721, datetime.datetime(2017, 1, 11, 15, 48), 0),</text:p>
      <text:p text:style-name="P1"><text:s/>(0.33339718, datetime.datetime(2017, 1, 9, 6, 54), 2),</text:p>
      <text:p text:style-name="P1"><text:s/>(0.33339667, datetime.datetime(2017, 1, 3, 17, 13), 1),</text:p>
      <text:p text:style-name="P1"><text:s/>(0.33339652, datetime.datetime(2017, 1, 11, 18, 21), 2),</text:p>
      <text:p text:style-name="P1"><text:s/>(0.33339602, datetime.datetime(2017, 1, 9, 21, 16), 2),</text:p>
      <text:p text:style-name="P1"><text:s/>(0.33339578, datetime.datetime(2017, 1, 11, 18, 25), 2),</text:p>
      <text:p text:style-name="P1"><text:s/>(0.33339554, datetime.datetime(2017, 1, 9, 6, 8), 2),</text:p>
      <text:p text:style-name="P1"><text:s/>(0.33339497, datetime.datetime(2017, 1, 4, 12, 49), 2),</text:p>
      <text:p text:style-name="P1"><text:s/>(0.33339438, datetime.datetime(2017, 1, 9, 6, 34), 2),</text:p>
      <text:p text:style-name="P1"><text:s/>(0.33339337, datetime.datetime(2017, 1, 9, 14, 28), 1),</text:p>
      <text:p text:style-name="P1"><text:s/>(0.33339217, datetime.datetime(2017, 1, 4, 16, 24), 1),</text:p>
      <text:p text:style-name="P1"><text:soft-page-break/><text:s/>(0.33339211, datetime.datetime(2017, 1, 9, 6, 32), 2),</text:p>
      <text:p text:style-name="P1"><text:s/>(0.33339205, datetime.datetime(2017, 1, 11, 15, 50), 0),</text:p>
      <text:p text:style-name="P1"><text:s/>(0.33339113, datetime.datetime(2017, 1, 9, 13, 18), 2),</text:p>
      <text:p text:style-name="P1"><text:s/>(0.33339113, datetime.datetime(2017, 1, 11, 15, 30), 0),</text:p>
      <text:p text:style-name="P1"><text:s/>(0.33339092, datetime.datetime(2017, 1, 3, 17, 23), 1),</text:p>
      <text:p text:style-name="P1"><text:s/>(0.33339086, datetime.datetime(2017, 1, 11, 16, 0), 0),</text:p>
      <text:p text:style-name="P1"><text:s/>(0.33339071, datetime.datetime(2017, 1, 9, 21, 18), 2),</text:p>
      <text:p text:style-name="P1"><text:s/>(0.3333905, datetime.datetime(2017, 1, 11, 16, 2), 2),</text:p>
      <text:p text:style-name="P1"><text:s/>(0.33339024, datetime.datetime(2017, 1, 11, 15, 36), 0),</text:p>
      <text:p text:style-name="P1"><text:s/>(0.33339015, datetime.datetime(2017, 1, 3, 17, 10), 1),</text:p>
      <text:p text:style-name="P1"><text:s/>(0.33339012, datetime.datetime(2017, 1, 11, 16, 10), 2),</text:p>
      <text:p text:style-name="P1"><text:s/>(0.3333897, datetime.datetime(2017, 1, 9, 13, 48), 1),</text:p>
      <text:p text:style-name="P1"><text:s/>(0.33338961, datetime.datetime(2017, 1, 9, 14, 48), 1),</text:p>
      <text:p text:style-name="P1"><text:s/>(0.33338961, datetime.datetime(2017, 1, 11, 18, 12), 1),</text:p>
      <text:p text:style-name="P1"><text:s/>(0.33338958, datetime.datetime(2017, 1, 9, 14, 8), 1),</text:p>
      <text:p text:style-name="P1"><text:s/>(0.33338955, datetime.datetime(2017, 1, 10, 8, 2), 0),</text:p>
      <text:p text:style-name="P1"><text:s/>(0.33338943, datetime.datetime(2017, 1, 9, 21, 13), 2),</text:p>
      <text:p text:style-name="P1"><text:s/>(0.33338934, datetime.datetime(2017, 1, 9, 6, 45), 2),</text:p>
      <text:p text:style-name="P1"><text:s/>(0.33338863, datetime.datetime(2017, 1, 11, 15, 59), 0),</text:p>
      <text:p text:style-name="P1"><text:s/>(0.33338854, datetime.datetime(2017, 1, 6, 19, 32), 0),</text:p>
      <text:p text:style-name="P1"><text:s/>(0.33338833, datetime.datetime(2017, 1, 9, 7, 3), 2),</text:p>
      <text:p text:style-name="P1"><text:s/>(0.33338827, datetime.datetime(2017, 1, 9, 20, 59), 2)]</text:p>
      <text:p text:style-name="P1"/>
      <text:p text:style-name="Heading">Analysis result:</text:p>
      <text:p text:style-name="P33"><text:span text:style-name="T16">profit: </text:span><text:span text:style-name="T4"><text:s/>- </text:span><text:span text:style-name="T3">40%</text:span><text:span text:style-name="T4">~90%</text:span><text:span text:style-name="T3"> money loses</text:span></text:p>
      <text:p text:style-name="P51">40% direct fails, 60% bad neutrals</text:p>
      <text:p text:style-name="P1"/>
      <text:p text:style-name="P1">+++++++++++++++++++++++++++</text:p>
      <text:p text:style-name="P1">Max sels: </text:p>
      <text:p text:style-name="P1">55</text:p>
      <text:p text:style-name="P1">[(0.33381614, datetime.datetime(2017, 1, 4, 11, 55), 1),</text:p>
      <text:p text:style-name="P1"><text:s/>(0.3338061, datetime.datetime(2017, 1, 4, 15, 13), 1),</text:p>
      <text:p text:style-name="P1"><text:s/>(0.333792, datetime.datetime(2017, 1, 9, 5, 10), 2),</text:p>
      <text:p text:style-name="P1"><text:s/>(0.33379185, datetime.datetime(2017, 1, 4, 15, 15), 1),</text:p>
      <text:p text:style-name="P1"><text:s/>(0.33378965, datetime.datetime(2017, 1, 6, 16, 30), 1),</text:p>
      <text:p text:style-name="P1"><text:s/>(0.3337816, datetime.datetime(2017, 1, 4, 11, 43), 1),</text:p>
      <text:p text:style-name="P1"><text:s/>(0.33377391, datetime.datetime(2017, 1, 3, 19, 15), 0),</text:p>
      <text:p text:style-name="P1"><text:s/>(0.33376911, datetime.datetime(2017, 1, 4, 11, 45), 1),</text:p>
      <text:p text:style-name="P1"><text:s/>(0.33376613, datetime.datetime(2017, 1, 4, 11, 42), 1),</text:p>
      <text:p text:style-name="P1"><text:s/>(0.33376521, datetime.datetime(2017, 1, 6, 22, 13), 2),</text:p>
      <text:p text:style-name="P1"><text:s/>(0.33376309, datetime.datetime(2017, 1, 3, 19, 23), 0),</text:p>
      <text:p text:style-name="P1"><text:s/>(0.33376309, datetime.datetime(2017, 1, 6, 22, 11), 2),</text:p>
      <text:p text:style-name="P1"><text:s/>(0.33376116, datetime.datetime(2017, 1, 4, 15, 18), 1),</text:p>
      <text:p text:style-name="P1"><text:s/>(0.33375907, datetime.datetime(2017, 1, 6, 16, 58), 0),</text:p>
      <text:p text:style-name="P1"><text:s/>(0.3337585, datetime.datetime(2017, 1, 4, 11, 52), 1),</text:p>
      <text:p text:style-name="P1"><text:s/>(0.33375818, datetime.datetime(2017, 1, 11, 12, 19), 2),</text:p>
      <text:p text:style-name="P1"><text:s/>(0.33375746, datetime.datetime(2017, 1, 6, 22, 9), 2),</text:p>
      <text:p text:style-name="P1"><text:s/>(0.33375624, datetime.datetime(2017, 1, 6, 21, 52), 2),</text:p>
      <text:p text:style-name="P1"><text:s/>(0.33375609, datetime.datetime(2017, 1, 4, 11, 32), 1),</text:p>
      <text:p text:style-name="P1"><text:soft-page-break/><text:s/>(0.3337554, datetime.datetime(2017, 1, 6, 22, 14), 2),</text:p>
      <text:p text:style-name="P1"><text:s/>(0.3337543, datetime.datetime(2017, 1, 6, 22, 18), 2),</text:p>
      <text:p text:style-name="P1"><text:s/>(0.33375424, datetime.datetime(2017, 1, 6, 22, 8), 2),</text:p>
      <text:p text:style-name="P1"><text:s/>(0.33375284, datetime.datetime(2017, 1, 10, 22, 52), 2),</text:p>
      <text:p text:style-name="P1"><text:s/>(0.33374959, datetime.datetime(2017, 1, 3, 19, 20), 0),</text:p>
      <text:p text:style-name="P1"><text:s/>(0.33374944, datetime.datetime(2017, 1, 11, 19, 24), 2),</text:p>
      <text:p text:style-name="P1"><text:s/>(0.33374837, datetime.datetime(2017, 1, 11, 12, 22), 2),</text:p>
      <text:p text:style-name="P1"><text:s/>(0.33374834, datetime.datetime(2017, 1, 4, 15, 14), 1),</text:p>
      <text:p text:style-name="P1"><text:s/>(0.33374757, datetime.datetime(2017, 1, 6, 16, 20), 2),</text:p>
      <text:p text:style-name="P1"><text:s/>(0.33374736, datetime.datetime(2017, 1, 11, 12, 13), 2),</text:p>
      <text:p text:style-name="P1"><text:s/>(0.33374709, datetime.datetime(2017, 1, 6, 22, 2), 2),</text:p>
      <text:p text:style-name="P1"><text:s/>(0.33374703, datetime.datetime(2017, 1, 4, 15, 20), 1),</text:p>
      <text:p text:style-name="P1"><text:s/>(0.33374614, datetime.datetime(2017, 1, 6, 16, 22), 2),</text:p>
      <text:p text:style-name="P1"><text:s/>(0.333745, datetime.datetime(2017, 1, 4, 15, 12), 1),</text:p>
      <text:p text:style-name="P1"><text:s/>(0.3337445, datetime.datetime(2017, 1, 11, 12, 7), 2),</text:p>
      <text:p text:style-name="P1"><text:s/>(0.33374345, datetime.datetime(2017, 1, 3, 19, 5), 0),</text:p>
      <text:p text:style-name="P1"><text:s/>(0.33373865, datetime.datetime(2017, 1, 4, 15, 19), 1),</text:p>
      <text:p text:style-name="P1"><text:s/>(0.33373785, datetime.datetime(2017, 1, 6, 16, 55), 0),</text:p>
      <text:p text:style-name="P1"><text:s/>(0.3337374, datetime.datetime(2017, 1, 6, 16, 42), 0),</text:p>
      <text:p text:style-name="P1"><text:s/>(0.33373633, datetime.datetime(2017, 1, 11, 12, 29), 2),</text:p>
      <text:p text:style-name="P1"><text:s/>(0.33373502, datetime.datetime(2017, 1, 6, 16, 41), 0),</text:p>
      <text:p text:style-name="P1"><text:s/>(0.33373445, datetime.datetime(2017, 1, 3, 19, 18), 0),</text:p>
      <text:p text:style-name="P1"><text:s/>(0.33373383, datetime.datetime(2017, 1, 6, 16, 39), 0),</text:p>
      <text:p text:style-name="P1"><text:s/>(0.33373377, datetime.datetime(2017, 1, 11, 19, 29), 0),</text:p>
      <text:p text:style-name="P1"><text:s/>(0.33373335, datetime.datetime(2017, 1, 6, 21, 42), 2),</text:p>
      <text:p text:style-name="P1"><text:s/>(0.33373272, datetime.datetime(2017, 1, 11, 19, 19), 0),</text:p>
      <text:p text:style-name="P1"><text:s/>(0.33373246, datetime.datetime(2017, 1, 3, 19, 16), 0),</text:p>
      <text:p text:style-name="P1"><text:s/>(0.33373177, datetime.datetime(2017, 1, 4, 11, 58), 2),</text:p>
      <text:p text:style-name="P1"><text:s/>(0.33373153, datetime.datetime(2017, 1, 6, 16, 53), 0),</text:p>
      <text:p text:style-name="P1"><text:s/>(0.33373126, datetime.datetime(2017, 1, 11, 19, 15), 2),</text:p>
      <text:p text:style-name="P1"><text:s/>(0.33373076, datetime.datetime(2017, 1, 6, 16, 40), 0),</text:p>
      <text:p text:style-name="P1"><text:s/>(0.33372948, datetime.datetime(2017, 1, 11, 12, 12), 2),</text:p>
      <text:p text:style-name="P1"><text:s/>(0.33372876, datetime.datetime(2017, 1, 6, 16, 31), 1),</text:p>
      <text:p text:style-name="P1"><text:s/>(0.33372876, datetime.datetime(2017, 1, 6, 16, 43), 0),</text:p>
      <text:p text:style-name="P1"><text:s/>(0.33372784, datetime.datetime(2017, 1, 11, 12, 20), 2),</text:p>
      <text:p text:style-name="P1"><text:s/>(0.33372709, datetime.datetime(2017, 1, 6, 21, 47), 2)]</text:p>
      <text:p text:style-name="P1"/>
      <text:p text:style-name="P31">Analysis result:</text:p>
      <text:p text:style-name="P34"><text:span text:style-name="T16">profit: <text:s/></text:span><text:span text:style-name="T4">6</text:span><text:span text:style-name="T3">0% </text:span><text:span text:style-name="T4">positive</text:span><text:span text:style-name="T3"> money </text:span><text:span text:style-name="T4">profit</text:span></text:p>
      <text:p text:style-name="P36"><text:span text:style-name="T4">7</text:span><text:span text:style-name="T3">0% positive, <text:s/>10% negative, 20% real neutrals</text:span></text:p>
      <text:p text:style-name="P1"/>
      <text:h text:style-name="Heading_20_3" text:outline-level="3">Case buy, sell, undef &gt;20 pips in 60 minutes <text:span text:style-name="T14">(diff prob buy-sell, sell-buy)</text:span>:</text:h>
      <text:p text:style-name="P3"/>
      <text:p text:style-name="P9">Result </text:p>
      <text:p text:style-name="P9"/>
      <text:p text:style-name="P9">Max buys: </text:p>
      <text:p text:style-name="P9">55</text:p>
      <text:p text:style-name="P9"><text:soft-page-break/>[(0.00010818243, datetime.datetime(2017, 1, 4, 12, 49), 2),</text:p>
      <text:p text:style-name="P9"><text:s/>(0.00010806322, datetime.datetime(2017, 1, 4, 16, 24), 1),</text:p>
      <text:p text:style-name="P9"><text:s/>(0.00010091066, datetime.datetime(2017, 1, 10, 8, 2), 0),</text:p>
      <text:p text:style-name="P9"><text:s/>(0.00010037422, datetime.datetime(2017, 1, 9, 21, 1), 2),</text:p>
      <text:p text:style-name="P9"><text:s/>(9.0479851e-05, datetime.datetime(2017, 1, 11, 18, 31), 1),</text:p>
      <text:p text:style-name="P9"><text:s/>(9.0390444e-05, datetime.datetime(2017, 1, 9, 20, 58), 2),</text:p>
      <text:p text:style-name="P9"><text:s/>(8.6665154e-05, datetime.datetime(2017, 1, 11, 15, 48), 0),</text:p>
      <text:p text:style-name="P9"><text:s/>(8.5800886e-05, datetime.datetime(2017, 1, 9, 21, 8), 2),</text:p>
      <text:p text:style-name="P9"><text:s/>(8.5175037e-05, datetime.datetime(2017, 1, 11, 18, 21), 2),</text:p>
      <text:p text:style-name="P9"><text:s/>(8.4161758e-05, datetime.datetime(2017, 1, 9, 21, 16), 2),</text:p>
      <text:p text:style-name="P9"><text:s/>(7.9065561e-05, datetime.datetime(2017, 1, 6, 19, 25), 0),</text:p>
      <text:p text:style-name="P9"><text:s/>(7.6442957e-05, datetime.datetime(2017, 1, 6, 19, 15), 0),</text:p>
      <text:p text:style-name="P9"><text:s/>(7.6204538e-05, datetime.datetime(2017, 1, 6, 19, 23), 0),</text:p>
      <text:p text:style-name="P9"><text:s/>(7.5489283e-05, datetime.datetime(2017, 1, 6, 19, 32), 0),</text:p>
      <text:p text:style-name="P9"><text:s/>(7.5042248e-05, datetime.datetime(2017, 1, 10, 8, 12), 0),</text:p>
      <text:p text:style-name="P9"><text:s/>(7.3343515e-05, datetime.datetime(2017, 1, 9, 20, 53), 2),</text:p>
      <text:p text:style-name="P9"><text:s/>(7.0035458e-05, datetime.datetime(2017, 1, 11, 15, 51), 0),</text:p>
      <text:p text:style-name="P9"><text:s/>(6.9767237e-05, datetime.datetime(2017, 1, 9, 21, 3), 2),</text:p>
      <text:p text:style-name="P9"><text:s/>(6.9499016e-05, datetime.datetime(2017, 1, 11, 18, 20), 2),</text:p>
      <text:p text:style-name="P9"><text:s/>(6.6041946e-05, datetime.datetime(2017, 1, 3, 17, 13), 1),</text:p>
      <text:p text:style-name="P9"><text:s/>(6.4998865e-05, datetime.datetime(2017, 1, 9, 6, 44), 2),</text:p>
      <text:p text:style-name="P9"><text:s/>(6.4760447e-05, datetime.datetime(2017, 1, 11, 15, 50), 0),</text:p>
      <text:p text:style-name="P9"><text:s/>(6.4104795e-05, datetime.datetime(2017, 1, 11, 0, 37), 2),</text:p>
      <text:p text:style-name="P9"><text:s/>(6.2793493e-05, datetime.datetime(2017, 1, 11, 18, 22), 2),</text:p>
      <text:p text:style-name="P9"><text:s/>(6.2733889e-05, datetime.datetime(2017, 1, 9, 21, 11), 2),</text:p>
      <text:p text:style-name="P9"><text:s/>(6.1362982e-05, datetime.datetime(2017, 1, 10, 8, 22), 0),</text:p>
      <text:p text:style-name="P9"><text:s/>(5.877018e-05, datetime.datetime(2017, 1, 4, 16, 23), 2),</text:p>
      <text:p text:style-name="P9"><text:s/>(5.7756901e-05, datetime.datetime(2017, 1, 11, 15, 42), 0),</text:p>
      <text:p text:style-name="P9"><text:s/>(5.6147575e-05, datetime.datetime(2017, 1, 6, 19, 22), 0),</text:p>
      <text:p text:style-name="P9"><text:s/>(5.5849552e-05, datetime.datetime(2017, 1, 10, 8, 13), 0),</text:p>
      <text:p text:style-name="P9"><text:s/>(5.5462122e-05, datetime.datetime(2017, 1, 3, 17, 23), 1),</text:p>
      <text:p text:style-name="P9"><text:s/>(5.4866076e-05, datetime.datetime(2017, 1, 10, 7, 55), 2),</text:p>
      <text:p text:style-name="P9"><text:s/>(5.3793192e-05, datetime.datetime(2017, 1, 4, 16, 33), 2),</text:p>
      <text:p text:style-name="P9"><text:s/>(5.1349401e-05, datetime.datetime(2017, 1, 9, 20, 54), 2),</text:p>
      <text:p text:style-name="P9"><text:s/>(5.120039e-05, datetime.datetime(2017, 1, 11, 0, 27), 1),</text:p>
      <text:p text:style-name="P9"><text:s/>(5.069375e-05, datetime.datetime(2017, 1, 4, 12, 47), 2),</text:p>
      <text:p text:style-name="P9"><text:s/>(4.953146e-05, datetime.datetime(2017, 1, 6, 19, 21), 0),</text:p>
      <text:p text:style-name="P9"><text:s/>(4.9203634e-05, datetime.datetime(2017, 1, 9, 6, 42), 2),</text:p>
      <text:p text:style-name="P9"><text:s/>(4.902482e-05, datetime.datetime(2017, 1, 11, 15, 46), 0),</text:p>
      <text:p text:style-name="P9"><text:s/>(4.8965216e-05, datetime.datetime(2017, 1, 4, 16, 14), 2),</text:p>
      <text:p text:style-name="P9"><text:s/>(4.8935413e-05, datetime.datetime(2017, 1, 11, 18, 19), 2),</text:p>
      <text:p text:style-name="P9"><text:s/>(4.8428774e-05, datetime.datetime(2017, 1, 6, 19, 20), 0),</text:p>
      <text:p text:style-name="P9"><text:s/>(4.7653913e-05, datetime.datetime(2017, 1, 4, 13, 24), 1),</text:p>
      <text:p text:style-name="P9"><text:s/>(4.7534704e-05, datetime.datetime(2017, 1, 4, 12, 57), 2),</text:p>
      <text:p text:style-name="P9"><text:s/>(4.4941902e-05, datetime.datetime(2017, 1, 11, 18, 24), 2),</text:p>
      <text:p text:style-name="P9"><text:s/>(4.4763088e-05, datetime.datetime(2017, 1, 9, 6, 47), 2),</text:p>
      <text:p text:style-name="P9"><text:s/>(4.4316053e-05, datetime.datetime(2017, 1, 9, 21, 6), 2),</text:p>
      <text:p text:style-name="P9"><text:s/>(4.401803e-05, datetime.datetime(2017, 1, 11, 18, 23), 2),</text:p>
      <text:p text:style-name="P9"><text:s/>(4.3392181e-05, datetime.datetime(2017, 1, 5, 16, 34), 1),</text:p>
      <text:p text:style-name="P9"><text:s/>(4.3392181e-05, datetime.datetime(2017, 1, 6, 19, 26), 0),</text:p>
      <text:p text:style-name="P9"><text:s/>(4.2766333e-05, datetime.datetime(2017, 1, 3, 17, 10), 1),</text:p>
      <text:p text:style-name="P9"><text:s/>(4.2140484e-05, datetime.datetime(2017, 1, 5, 16, 57), 2),</text:p>
      <text:p text:style-name="P9"><text:soft-page-break/><text:s/>(3.9368868e-05, datetime.datetime(2017, 1, 11, 16, 10), 2),</text:p>
      <text:p text:style-name="P9"><text:s/>(3.9279461e-05, datetime.datetime(2017, 1, 9, 13, 58), 1),</text:p>
      <text:p text:style-name="P9"><text:s/>(3.9070845e-05, datetime.datetime(2017, 1, 6, 19, 33), 0)]</text:p>
      <text:p text:style-name="P9"/>
      <text:p text:style-name="P32">Analysis result:</text:p>
      <text:p text:style-name="P35"><text:span text:style-name="T16">profit: <text:s/>-</text:span><text:span text:style-name="T5">5</text:span><text:span text:style-name="T3">0% </text:span><text:span text:style-name="T5">nega</text:span><text:span text:style-name="T4">tive</text:span><text:span text:style-name="T3"> money </text:span><text:span text:style-name="T4">profit</text:span></text:p>
      <text:p text:style-name="P36"><text:span text:style-name="T5">2</text:span><text:span text:style-name="T3">0% positive, <text:s/></text:span><text:span text:style-name="T5">2</text:span><text:span text:style-name="T3">0% negative, </text:span><text:span text:style-name="T5">6</text:span><text:span text:style-name="T3">0% </text:span><text:span text:style-name="T5">bad</text:span><text:span text:style-name="T3"> neutrals</text:span></text:p>
      <text:p text:style-name="P9">+++++++++++++++++++++++++++</text:p>
      <text:p text:style-name="P9">Max sels: </text:p>
      <text:p text:style-name="P9">55</text:p>
      <text:p text:style-name="P9">[(0.00055617094, datetime.datetime(2017, 1, 4, 15, 13), 1),</text:p>
      <text:p text:style-name="P9"><text:s/>(0.00055253506, datetime.datetime(2017, 1, 4, 11, 55), 1),</text:p>
      <text:p text:style-name="P9"><text:s/>(0.00053542852, datetime.datetime(2017, 1, 4, 15, 15), 1),</text:p>
      <text:p text:style-name="P9"><text:s/>(0.00052759051, datetime.datetime(2017, 1, 6, 16, 30), 1),</text:p>
      <text:p text:style-name="P9"><text:s/>(0.00052207708, datetime.datetime(2017, 1, 4, 11, 43), 1),</text:p>
      <text:p text:style-name="P9"><text:s/>(0.0005069375, datetime.datetime(2017, 1, 11, 12, 22), 2),</text:p>
      <text:p text:style-name="P9"><text:s/>(0.00050571561, datetime.datetime(2017, 1, 4, 11, 42), 1),</text:p>
      <text:p text:style-name="P9"><text:s/>(0.00050571561, datetime.datetime(2017, 1, 9, 5, 10), 2),</text:p>
      <text:p text:style-name="P9"><text:s/>(0.00050371885, datetime.datetime(2017, 1, 6, 22, 8), 2),</text:p>
      <text:p text:style-name="P9"><text:s/>(0.00050237775, datetime.datetime(2017, 1, 11, 12, 19), 2),</text:p>
      <text:p text:style-name="P9"><text:s/>(0.00049972534, datetime.datetime(2017, 1, 6, 16, 20), 2),</text:p>
      <text:p text:style-name="P9"><text:s/>(0.00049847364, datetime.datetime(2017, 1, 3, 19, 23), 0),</text:p>
      <text:p text:style-name="P9"><text:s/>(0.00049766898, datetime.datetime(2017, 1, 10, 22, 52), 2),</text:p>
      <text:p text:style-name="P9"><text:s/>(0.00049433112, datetime.datetime(2017, 1, 3, 19, 15), 0),</text:p>
      <text:p text:style-name="P9"><text:s/>(0.00049331784, datetime.datetime(2017, 1, 11, 12, 13), 2),</text:p>
      <text:p text:style-name="P9"><text:s/>(0.00049290061, datetime.datetime(2017, 1, 11, 12, 12), 2),</text:p>
      <text:p text:style-name="P9"><text:s/>(0.00049287081, datetime.datetime(2017, 1, 6, 22, 13), 2),</text:p>
      <text:p text:style-name="P9"><text:s/>(0.00049006939, datetime.datetime(2017, 1, 4, 11, 52), 1),</text:p>
      <text:p text:style-name="P9"><text:s/>(0.00048527122, datetime.datetime(2017, 1, 6, 16, 22), 2),</text:p>
      <text:p text:style-name="P9"><text:s/>(0.0004850328, datetime.datetime(2017, 1, 6, 21, 52), 2),</text:p>
      <text:p text:style-name="P9"><text:s/>(0.00048491359, datetime.datetime(2017, 1, 4, 11, 32), 1),</text:p>
      <text:p text:style-name="P9"><text:s/>(0.0004838407, datetime.datetime(2017, 1, 6, 22, 18), 2),</text:p>
      <text:p text:style-name="P9"><text:s/>(0.00048372149, datetime.datetime(2017, 1, 6, 22, 9), 2),</text:p>
      <text:p text:style-name="P9"><text:s/>(0.00048103929, datetime.datetime(2017, 1, 4, 15, 14), 1),</text:p>
      <text:p text:style-name="P9"><text:s/>(0.00047913194, datetime.datetime(2017, 1, 4, 11, 45), 1),</text:p>
      <text:p text:style-name="P9"><text:s/>(0.0004773736, datetime.datetime(2017, 1, 3, 19, 20), 0),</text:p>
      <text:p text:style-name="P9"><text:s/>(0.00047633052, datetime.datetime(2017, 1, 6, 22, 11), 2),</text:p>
      <text:p text:style-name="P9"><text:s/>(0.00047364831, datetime.datetime(2017, 1, 4, 15, 18), 1),</text:p>
      <text:p text:style-name="P9"><text:s/>(0.00047197938, datetime.datetime(2017, 1, 6, 22, 14), 2),</text:p>
      <text:p text:style-name="P9"><text:s/>(0.0004709959, datetime.datetime(2017, 1, 4, 15, 12), 1),</text:p>
      <text:p text:style-name="P9"><text:s/>(0.00047078729, datetime.datetime(2017, 1, 6, 22, 2), 2),</text:p>
      <text:p text:style-name="P9"><text:s/>(0.00047051907, datetime.datetime(2017, 1, 6, 16, 58), 0),</text:p>
      <text:p text:style-name="P9"><text:s/>(0.00046464801, datetime.datetime(2017, 1, 4, 15, 20), 1),</text:p>
      <text:p text:style-name="P9"><text:s/>(0.000464499, datetime.datetime(2017, 1, 3, 19, 5), 0),</text:p>
      <text:p text:style-name="P9"><text:s/>(0.00046351552, datetime.datetime(2017, 1, 6, 16, 42), 0),</text:p>
      <text:p text:style-name="P9"><text:s/>(0.00046229362, datetime.datetime(2017, 1, 11, 12, 29), 2),</text:p>
      <text:p text:style-name="P9"><text:s/>(0.00046148896, datetime.datetime(2017, 1, 11, 12, 7), 2),</text:p>
      <text:p text:style-name="P9"><text:s/>(0.00046035647, datetime.datetime(2017, 1, 6, 16, 41), 0),</text:p>
      <text:p text:style-name="P9"><text:s/>(0.00045990944, datetime.datetime(2017, 1, 4, 15, 3), 1),</text:p>
      <text:p text:style-name="P9"><text:soft-page-break/><text:s/>(0.00045859814, datetime.datetime(2017, 1, 11, 19, 24), 2),</text:p>
      <text:p text:style-name="P9"><text:s/>(0.00045666099, datetime.datetime(2017, 1, 6, 16, 31), 1),</text:p>
      <text:p text:style-name="P9"><text:s/>(0.00045615435, datetime.datetime(2017, 1, 10, 22, 53), 2),</text:p>
      <text:p text:style-name="P9"><text:s/>(0.00045478344, datetime.datetime(2017, 1, 5, 18, 11), 2),</text:p>
      <text:p text:style-name="P9"><text:s/>(0.000454247, datetime.datetime(2017, 1, 11, 12, 20), 2),</text:p>
      <text:p text:style-name="P9"><text:s/>(0.0004542172, datetime.datetime(2017, 1, 11, 19, 29), 0),</text:p>
      <text:p text:style-name="P9"><text:s/>(0.00045284629, datetime.datetime(2017, 1, 4, 15, 16), 1),</text:p>
      <text:p text:style-name="P9"><text:s/>(0.00045284629, datetime.datetime(2017, 1, 10, 11, 51), 2),</text:p>
      <text:p text:style-name="P9"><text:s/>(0.00045278668, datetime.datetime(2017, 1, 11, 12, 10), 2),</text:p>
      <text:p text:style-name="P9"><text:s/>(0.00045135617, datetime.datetime(2017, 1, 4, 11, 58), 2),</text:p>
      <text:p text:style-name="P9"><text:s/>(0.00045123696, datetime.datetime(2017, 1, 6, 21, 42), 2),</text:p>
      <text:p text:style-name="P9"><text:s/>(0.00045028329, datetime.datetime(2017, 1, 3, 19, 18), 0),</text:p>
      <text:p text:style-name="P9"><text:s/>(0.00044971704, datetime.datetime(2017, 1, 6, 16, 39), 0),</text:p>
      <text:p text:style-name="P9"><text:s/>(0.00044944882, datetime.datetime(2017, 1, 4, 15, 5), 1),</text:p>
      <text:p text:style-name="P9"><text:s/>(0.0004491806, datetime.datetime(2017, 1, 5, 18, 36), 2),</text:p>
      <text:p text:style-name="P9"><text:s/>(0.000449121, datetime.datetime(2017, 1, 11, 19, 19), 0)]</text:p>
      <text:p text:style-name="P9"/>
      <text:p text:style-name="Heading">Analysis results:</text:p>
      <text:p text:style-name="P15">60% positive, </text:p>
      <text:p text:style-name="P15">0% negative</text:p>
      <text:p text:style-name="P15">40% real neutrals</text:p>
      <text:p text:style-name="P15"/>
      <text:p text:style-name="P15">profit: ~60%</text:p>
      <text:p text:style-name="P15"/>
      <text:p text:style-name="P9"/>
      <text:h text:style-name="Heading_20_2" text:outline-level="2">Case <text:span text:style-name="T12">binary </text:span>buy, sell <text:span text:style-name="T12">after</text:span> 60 minutes:</text:h>
      <text:p text:style-name="P9"/>
      <text:p text:style-name="P11">Max buys: </text:p>
      <text:p text:style-name="P11">55</text:p>
      <text:p text:style-name="P11">[(0.50588459, datetime.datetime(2017, 1, 3, 0, 20), 0),</text:p>
      <text:p text:style-name="P11"><text:s/>(0.50566334, datetime.datetime(2017, 1, 3, 0, 19), 0),</text:p>
      <text:p text:style-name="P11"><text:s/>(0.50559026, datetime.datetime(2017, 1, 3, 0, 39), 1),</text:p>
      <text:p text:style-name="P11"><text:s/>(0.50508183, datetime.datetime(2017, 1, 3, 0, 9), 0),</text:p>
      <text:p text:style-name="P11"><text:s/>(0.50496203, datetime.datetime(2017, 1, 3, 0, 29), 0),</text:p>
      <text:p text:style-name="P11"><text:s/>(0.50472969, datetime.datetime(2017, 1, 3, 0, 0), 0),</text:p>
      <text:p text:style-name="P11"><text:s/>(0.50471538, datetime.datetime(2017, 1, 3, 0, 17), 0),</text:p>
      <text:p text:style-name="P11"><text:s/>(0.50459504, datetime.datetime(2017, 1, 3, 0, 21), 0),</text:p>
      <text:p text:style-name="P11"><text:s/>(0.50456941, datetime.datetime(2017, 1, 3, 0, 16), 0),</text:p>
      <text:p text:style-name="P11"><text:s/>(0.50452578, datetime.datetime(2017, 1, 3, 0, 38), 1),</text:p>
      <text:p text:style-name="P11"><text:s/>(0.50449336, datetime.datetime(2017, 1, 3, 0, 18), 0),</text:p>
      <text:p text:style-name="P11"><text:s/>(0.50447112, datetime.datetime(2017, 1, 3, 0, 10), 0),</text:p>
      <text:p text:style-name="P11"><text:s/>(0.50420588, datetime.datetime(2017, 1, 3, 6, 25), 0),</text:p>
      <text:p text:style-name="P11"><text:s/>(0.50418395, datetime.datetime(2017, 1, 3, 0, 30), 0),</text:p>
      <text:p text:style-name="P11"><text:s/>(0.50407237, datetime.datetime(2017, 1, 3, 0, 8), 0),</text:p>
      <text:p text:style-name="P11"><text:s/>(0.50400144, datetime.datetime(2017, 1, 9, 3, 22), 0),</text:p>
      <text:p text:style-name="P11"><text:s/>(0.50399715, datetime.datetime(2017, 1, 3, 0, 40), 1),</text:p>
      <text:p text:style-name="P11"><text:s/>(0.5038631, datetime.datetime(2017, 1, 3, 0, 31), 0),</text:p>
      <text:p text:style-name="P11"><text:s/>(0.50380147, datetime.datetime(2017, 1, 3, 6, 46), 1),</text:p>
      <text:p text:style-name="P11"><text:s/>(0.50367308, datetime.datetime(2017, 1, 3, 6, 35), 0),</text:p>
      <text:p text:style-name="P11"><text:soft-page-break/><text:s/>(0.50364441, datetime.datetime(2017, 1, 3, 6, 45), 1),</text:p>
      <text:p text:style-name="P11"><text:s/>(0.50353616, datetime.datetime(2017, 1, 3, 0, 41), 0),</text:p>
      <text:p text:style-name="P11"><text:s/>(0.50347644, datetime.datetime(2017, 1, 3, 6, 56), 0),</text:p>
      <text:p text:style-name="P11"><text:s/>(0.50345254, datetime.datetime(2017, 1, 3, 0, 7), 0),</text:p>
      <text:p text:style-name="P11"><text:s/>(0.50337815, datetime.datetime(2017, 1, 3, 0, 37), 0),</text:p>
      <text:p text:style-name="P11"><text:s/>(0.50335008, datetime.datetime(2017, 1, 3, 0, 24), 0),</text:p>
      <text:p text:style-name="P11"><text:s/>(0.5033232, datetime.datetime(2017, 1, 3, 0, 26), 0),</text:p>
      <text:p text:style-name="P11"><text:s/>(0.50330567, datetime.datetime(2017, 1, 3, 22, 9), 0),</text:p>
      <text:p text:style-name="P11"><text:s/>(0.50322497, datetime.datetime(2017, 1, 3, 7, 6), 0),</text:p>
      <text:p text:style-name="P11"><text:s/>(0.50318503, datetime.datetime(2017, 1, 3, 21, 49), 0),</text:p>
      <text:p text:style-name="P11"><text:s/>(0.50300241, datetime.datetime(2017, 1, 3, 0, 28), 0),</text:p>
      <text:p text:style-name="P11"><text:s/>(0.50298965, datetime.datetime(2017, 1, 3, 7, 23), 0),</text:p>
      <text:p text:style-name="P11"><text:s/>(0.50295168, datetime.datetime(2017, 1, 3, 0, 1), 0),</text:p>
      <text:p text:style-name="P11"><text:s/>(0.50291699, datetime.datetime(2017, 1, 3, 0, 14), 0),</text:p>
      <text:p text:style-name="P11"><text:s/>(0.502904, datetime.datetime(2017, 1, 3, 6, 44), 1),</text:p>
      <text:p text:style-name="P11"><text:s/>(0.50289828, datetime.datetime(2017, 1, 9, 3, 12), 0),</text:p>
      <text:p text:style-name="P11"><text:s/>(0.50286436, datetime.datetime(2017, 1, 3, 0, 49), 1),</text:p>
      <text:p text:style-name="P11"><text:s/>(0.50283378, datetime.datetime(2017, 1, 3, 22, 19), 0),</text:p>
      <text:p text:style-name="P11"><text:s/>(0.5027889, datetime.datetime(2017, 1, 3, 21, 59), 0),</text:p>
      <text:p text:style-name="P11"><text:s/>(0.50277895, datetime.datetime(2017, 1, 3, 6, 43), 1),</text:p>
      <text:p text:style-name="P11"><text:s/>(0.50276297, datetime.datetime(2017, 1, 3, 21, 29), 0),</text:p>
      <text:p text:style-name="P11"><text:s/>(0.5027588, datetime.datetime(2017, 1, 3, 0, 34), 0),</text:p>
      <text:p text:style-name="P11"><text:s/>(0.50275558, datetime.datetime(2017, 1, 3, 0, 11), 0),</text:p>
      <text:p text:style-name="P11"><text:s/>(0.50275463, datetime.datetime(2017, 1, 3, 6, 36), 0),</text:p>
      <text:p text:style-name="P11"><text:s/>(0.50274193, datetime.datetime(2017, 1, 3, 21, 39), 0),</text:p>
      <text:p text:style-name="P11"><text:s/>(0.50269294, datetime.datetime(2017, 1, 3, 0, 36), 0),</text:p>
      <text:p text:style-name="P11"><text:s/>(0.50267482, datetime.datetime(2017, 1, 9, 3, 16), 0),</text:p>
      <text:p text:style-name="P11"><text:s/>(0.50258631, datetime.datetime(2017, 1, 3, 0, 25), 0),</text:p>
      <text:p text:style-name="P11"><text:s/>(0.50254774, datetime.datetime(2017, 1, 3, 0, 27), 0),</text:p>
      <text:p text:style-name="P11"><text:s/>(0.50252908, datetime.datetime(2017, 1, 9, 3, 18), 0),</text:p>
      <text:p text:style-name="P11"><text:s/>(0.50245285, datetime.datetime(2017, 1, 3, 0, 23), 0),</text:p>
      <text:p text:style-name="P11"><text:s/>(0.50237828, datetime.datetime(2017, 1, 3, 6, 55), 0),</text:p>
      <text:p text:style-name="P11"><text:s/>(0.50234681, datetime.datetime(2017, 1, 3, 22, 29), 0),</text:p>
      <text:p text:style-name="P11"><text:s/>(0.50230253, datetime.datetime(2017, 1, 3, 0, 59), 1),</text:p>
      <text:p text:style-name="P11"><text:s/>(0.50230223, datetime.datetime(2017, 1, 3, 6, 47), 1)]</text:p>
      <text:p text:style-name="P11"/>
      <text:p text:style-name="Heading">Analysis results:</text:p>
      <text:p text:style-name="P17"/>
      <text:p text:style-name="P17">80% positive, </text:p>
      <text:p text:style-name="P17">20% negative</text:p>
      <text:p text:style-name="P17"/>
      <text:p text:style-name="P17">profit: ~60%</text:p>
      <text:p text:style-name="P11"/>
      <text:p text:style-name="P11">+++++++++++++++++++++++++++</text:p>
      <text:p text:style-name="P11">Max sels: </text:p>
      <text:p text:style-name="P11">55</text:p>
      <text:p text:style-name="P11">[(0.51859832, datetime.datetime(2017, 1, 4, 8, 1), 1),</text:p>
      <text:p text:style-name="P11"><text:s/>(0.51831013, datetime.datetime(2017, 1, 11, 7, 52), 0),</text:p>
      <text:p text:style-name="P11"><text:s/>(0.51812422, datetime.datetime(2017, 1, 4, 7, 41), 1),</text:p>
      <text:p text:style-name="P11"><text:s/>(0.51793873, datetime.datetime(2017, 1, 4, 8, 21), 1),</text:p>
      <text:p text:style-name="P11"><text:s/>(0.51764691, datetime.datetime(2017, 1, 11, 7, 42), 1),</text:p>
      <text:p text:style-name="P11"><text:soft-page-break/><text:s/>(0.51757038, datetime.datetime(2017, 1, 4, 7, 51), 0),</text:p>
      <text:p text:style-name="P11"><text:s/>(0.51735079, datetime.datetime(2017, 1, 4, 8, 11), 1),</text:p>
      <text:p text:style-name="P11"><text:s/>(0.51731694, datetime.datetime(2017, 1, 10, 16, 2), 0),</text:p>
      <text:p text:style-name="P11"><text:s/>(0.51700807, datetime.datetime(2017, 1, 11, 8, 2), 0),</text:p>
      <text:p text:style-name="P11"><text:s/>(0.5167377, datetime.datetime(2017, 1, 11, 7, 32), 0),</text:p>
      <text:p text:style-name="P11"><text:s/>(0.51668453, datetime.datetime(2017, 1, 10, 19, 16), 1),</text:p>
      <text:p text:style-name="P11"><text:s/>(0.51667255, datetime.datetime(2017, 1, 9, 1, 13), 0),</text:p>
      <text:p text:style-name="P11"><text:s/>(0.51663005, datetime.datetime(2017, 1, 4, 8, 2), 1),</text:p>
      <text:p text:style-name="P11"><text:s/>(0.5166108, datetime.datetime(2017, 1, 11, 7, 53), 0),</text:p>
      <text:p text:style-name="P11"><text:s/>(0.51660234, datetime.datetime(2017, 1, 10, 16, 12), 1),</text:p>
      <text:p text:style-name="P11"><text:s/>(0.51657349, datetime.datetime(2017, 1, 6, 13, 57), 0),</text:p>
      <text:p text:style-name="P11"><text:s/>(0.51654643, datetime.datetime(2017, 1, 10, 16, 22), 1),</text:p>
      <text:p text:style-name="P11"><text:s/>(0.51654166, datetime.datetime(2017, 1, 11, 7, 43), 1),</text:p>
      <text:p text:style-name="P11"><text:s/>(0.51632929, datetime.datetime(2017, 1, 4, 7, 21), 1),</text:p>
      <text:p text:style-name="P11"><text:s/>(0.51630521, datetime.datetime(2017, 1, 10, 10, 27), 1),</text:p>
      <text:p text:style-name="P11"><text:s/>(0.51627016, datetime.datetime(2017, 1, 11, 7, 33), 0),</text:p>
      <text:p text:style-name="P11"><text:s/>(0.5162347, datetime.datetime(2017, 1, 6, 14, 22), 0),</text:p>
      <text:p text:style-name="P11"><text:s/>(0.51607841, datetime.datetime(2017, 1, 10, 10, 7), 0),</text:p>
      <text:p text:style-name="P11"><text:s/>(0.51607585, datetime.datetime(2017, 1, 9, 1, 3), 0),</text:p>
      <text:p text:style-name="P11"><text:s/>(0.51607257, datetime.datetime(2017, 1, 6, 14, 12), 0),</text:p>
      <text:p text:style-name="P11"><text:s/>(0.51600015, datetime.datetime(2017, 1, 9, 0, 53), 0),</text:p>
      <text:p text:style-name="P11"><text:s/>(0.51591897, datetime.datetime(2017, 1, 6, 13, 18), 0),</text:p>
      <text:p text:style-name="P11"><text:s/>(0.51591229, datetime.datetime(2017, 1, 4, 7, 52), 0),</text:p>
      <text:p text:style-name="P11"><text:s/>(0.51588577, datetime.datetime(2017, 1, 11, 7, 22), 0),</text:p>
      <text:p text:style-name="P11"><text:s/>(0.5158518, datetime.datetime(2017, 1, 10, 19, 2), 1),</text:p>
      <text:p text:style-name="P11"><text:s/>(0.51584208, datetime.datetime(2017, 1, 6, 14, 7), 0),</text:p>
      <text:p text:style-name="P11"><text:s/>(0.51579791, datetime.datetime(2017, 1, 10, 15, 52), 0),</text:p>
      <text:p text:style-name="P11"><text:s/>(0.51579535, datetime.datetime(2017, 1, 5, 11, 12), 0),</text:p>
      <text:p text:style-name="P11"><text:s/>(0.51579148, datetime.datetime(2017, 1, 4, 21, 50), 1),</text:p>
      <text:p text:style-name="P11"><text:s/>(0.5157845, datetime.datetime(2017, 1, 10, 16, 42), 1),</text:p>
      <text:p text:style-name="P11"><text:s/>(0.51577175, datetime.datetime(2017, 1, 10, 10, 17), 0),</text:p>
      <text:p text:style-name="P11"><text:s/>(0.51573014, datetime.datetime(2017, 1, 4, 8, 12), 1),</text:p>
      <text:p text:style-name="P11"><text:s/>(0.51566648, datetime.datetime(2017, 1, 10, 18, 52), 1),</text:p>
      <text:p text:style-name="P11"><text:s/>(0.51566315, datetime.datetime(2017, 1, 9, 1, 35), 1),</text:p>
      <text:p text:style-name="P11"><text:s/>(0.51565939, datetime.datetime(2017, 1, 6, 18, 39), 1),</text:p>
      <text:p text:style-name="P11"><text:s/>(0.51565278, datetime.datetime(2017, 1, 11, 7, 23), 0),</text:p>
      <text:p text:style-name="P11"><text:s/>(0.51564032, datetime.datetime(2017, 1, 10, 18, 56), 1),</text:p>
      <text:p text:style-name="P11"><text:s/>(0.51558357, datetime.datetime(2017, 1, 4, 7, 22), 1),</text:p>
      <text:p text:style-name="P11"><text:s/>(0.51556545, datetime.datetime(2017, 1, 5, 19, 35), 0),</text:p>
      <text:p text:style-name="P11"><text:s/>(0.51556343, datetime.datetime(2017, 1, 6, 14, 32), 0),</text:p>
      <text:p text:style-name="P11"><text:s/>(0.51554108, datetime.datetime(2017, 1, 9, 13, 17), 1),</text:p>
      <text:p text:style-name="P11"><text:s/>(0.5155282, datetime.datetime(2017, 1, 4, 7, 32), 0),</text:p>
      <text:p text:style-name="P11"><text:s/>(0.51547539, datetime.datetime(2017, 1, 9, 12, 56), 1),</text:p>
      <text:p text:style-name="P11"><text:s/>(0.5154705, datetime.datetime(2017, 1, 11, 8, 12), 0),</text:p>
      <text:p text:style-name="P11"><text:s/>(0.51546639, datetime.datetime(2017, 1, 6, 13, 28), 1),</text:p>
      <text:p text:style-name="P11"><text:s/>(0.51544523, datetime.datetime(2017, 1, 9, 12, 57), 1),</text:p>
      <text:p text:style-name="P11"><text:s/>(0.51541859, datetime.datetime(2017, 1, 4, 21, 30), 1),</text:p>
      <text:p text:style-name="P11"><text:s/>(0.51541221, datetime.datetime(2017, 1, 10, 15, 56), 0),</text:p>
      <text:p text:style-name="P11"><text:s/>(0.51541179, datetime.datetime(2017, 1, 4, 7, 31), 1),</text:p>
      <text:p text:style-name="P11"><text:s/>(0.51540971, datetime.datetime(2017, 1, 10, 16, 32), 1)]</text:p>
      <text:p text:style-name="P11"/>
      <text:p text:style-name="Heading"><text:soft-page-break/>Analysis results:</text:p>
      <text:p text:style-name="P17"/>
      <text:p text:style-name="P17">50% positive, </text:p>
      <text:p text:style-name="P17">50% negative</text:p>
      <text:p text:style-name="P17"/>
      <text:p text:style-name="P17">profit: ~0%</text:p>
      <text:p text:style-name="P9"/>
      <text:p text:style-name="P2">Case <text:span text:style-name="T12">binary4 <text:s/>s_</text:span>buy, <text:span text:style-name="T13">s_</text:span>sell <text:span text:style-name="T12">after</text:span> 60 minutes:</text:p>
      <text:p text:style-name="P10"/>
      <text:p text:style-name="P12">Max Strong Buys: </text:p>
      <text:p text:style-name="P12">55</text:p>
      <text:p text:style-name="P12">[(0.22764401, datetime.datetime(2017, 1, 3, 2, 53), 2),</text:p>
      <text:p text:style-name="P12"><text:s/>(0.22763473, datetime.datetime(2017, 1, 3, 3, 21), 2),</text:p>
      <text:p text:style-name="P12"><text:s/>(0.22752675, datetime.datetime(2017, 1, 3, 3, 3), 1),</text:p>
      <text:p text:style-name="P12"><text:s/>(0.2274773, datetime.datetime(2017, 1, 9, 4, 11), 0),</text:p>
      <text:p text:style-name="P12"><text:s/>(0.22747377, datetime.datetime(2017, 1, 3, 3, 31), 2),</text:p>
      <text:p text:style-name="P12"><text:s/>(0.22746304, datetime.datetime(2017, 1, 9, 21, 37), 2),</text:p>
      <text:p text:style-name="P12"><text:s/>(0.22742938, datetime.datetime(2017, 1, 9, 7, 34), 2),</text:p>
      <text:p text:style-name="P12"><text:s/>(0.22741181, datetime.datetime(2017, 1, 9, 21, 17), 2),</text:p>
      <text:p text:style-name="P12"><text:s/>(0.22740458, datetime.datetime(2017, 1, 9, 4, 1), 0),</text:p>
      <text:p text:style-name="P12"><text:s/>(0.22740281, datetime.datetime(2017, 1, 9, 0, 21), 0),</text:p>
      <text:p text:style-name="P12"><text:s/>(0.22738858, datetime.datetime(2017, 1, 9, 22, 42), 2),</text:p>
      <text:p text:style-name="P12"><text:s/>(0.22738594, datetime.datetime(2017, 1, 9, 22, 52), 2),</text:p>
      <text:p text:style-name="P12"><text:s/>(0.22737579, datetime.datetime(2017, 1, 3, 3, 11), 1),</text:p>
      <text:p text:style-name="P12"><text:s/>(0.22736318, datetime.datetime(2017, 1, 9, 12, 28), 2),</text:p>
      <text:p text:style-name="P12"><text:s/>(0.22736025, datetime.datetime(2017, 1, 3, 12, 18), 2),</text:p>
      <text:p text:style-name="P12"><text:s/>(0.22735745, datetime.datetime(2017, 1, 9, 1, 46), 2),</text:p>
      <text:p text:style-name="P12"><text:s/>(0.22733332, datetime.datetime(2017, 1, 4, 23, 16), 0),</text:p>
      <text:p text:style-name="P12"><text:s/>(0.22733261, datetime.datetime(2017, 1, 3, 2, 43), 0),</text:p>
      <text:p text:style-name="P12"><text:s/>(0.22732487, datetime.datetime(2017, 1, 9, 21, 27), 2),</text:p>
      <text:p text:style-name="P12"><text:s/>(0.22731912, datetime.datetime(2017, 1, 4, 22, 3), 2),</text:p>
      <text:p text:style-name="P12"><text:s/>(0.22731283, datetime.datetime(2017, 1, 9, 7, 44), 2),</text:p>
      <text:p text:style-name="P12"><text:s/>(0.22731258, datetime.datetime(2017, 1, 3, 5, 12), 2),</text:p>
      <text:p text:style-name="P12"><text:s/>(0.22731136, datetime.datetime(2017, 1, 11, 15, 59), 0),</text:p>
      <text:p text:style-name="P12"><text:s/>(0.22731005, datetime.datetime(2017, 1, 9, 0, 11), 1),</text:p>
      <text:p text:style-name="P12"><text:s/>(0.22730838, datetime.datetime(2017, 1, 3, 5, 2), 2),</text:p>
      <text:p text:style-name="P12"><text:s/>(0.22730808, datetime.datetime(2017, 1, 3, 15, 34), 0),</text:p>
      <text:p text:style-name="P12"><text:s/>(0.22730742, datetime.datetime(2017, 1, 9, 2, 51), 3),</text:p>
      <text:p text:style-name="P12"><text:s/>(0.22730535, datetime.datetime(2017, 1, 3, 12, 10), 1),</text:p>
      <text:p text:style-name="P12"><text:s/>(0.22730315, datetime.datetime(2017, 1, 9, 22, 21), 2),</text:p>
      <text:p text:style-name="P12"><text:s/>(0.22730087, datetime.datetime(2017, 1, 9, 2, 50), 1),</text:p>
      <text:p text:style-name="P12"><text:s/>(0.22730035, datetime.datetime(2017, 1, 9, 2, 28), 2),</text:p>
      <text:p text:style-name="P12"><text:s/>(0.22729912, datetime.datetime(2017, 1, 3, 3, 13), 1),</text:p>
      <text:p text:style-name="P12"><text:s/>(0.22729583, datetime.datetime(2017, 1, 3, 2, 34), 0),</text:p>
      <text:p text:style-name="P12"><text:s/>(0.22729282, datetime.datetime(2017, 1, 3, 12, 8), 1),</text:p>
      <text:p text:style-name="P12"><text:s/>(0.22729193, datetime.datetime(2017, 1, 9, 0, 1), 1),</text:p>
      <text:p text:style-name="P12"><text:s/>(0.22728425, datetime.datetime(2017, 1, 9, 20, 39), 3),</text:p>
      <text:p text:style-name="P12"><text:s/>(0.22728416, datetime.datetime(2017, 1, 3, 2, 33), 1),</text:p>
      <text:p text:style-name="P12"><text:s/>(0.22727293, datetime.datetime(2017, 1, 9, 6, 3), 3),</text:p>
      <text:p text:style-name="P12"><text:s/>(0.22726803, datetime.datetime(2017, 1, 3, 5, 3), 2),</text:p>
      <text:p text:style-name="P12"><text:s/>(0.22726753, datetime.datetime(2017, 1, 10, 5, 30), 0),</text:p>
      <text:p text:style-name="P12"><text:s/>(0.22726642, datetime.datetime(2017, 1, 3, 2, 44), 0),</text:p>
      <text:p text:style-name="P12"><text:soft-page-break/><text:s/>(0.22726557, datetime.datetime(2017, 1, 9, 3, 38), 0),</text:p>
      <text:p text:style-name="P12"><text:s/>(0.22726513, datetime.datetime(2017, 1, 3, 12, 0), 1),</text:p>
      <text:p text:style-name="P12"><text:s/>(0.22726244, datetime.datetime(2017, 1, 9, 10, 54), 0),</text:p>
      <text:p text:style-name="P12"><text:s/>(0.22726041, datetime.datetime(2017, 1, 3, 12, 28), 2),</text:p>
      <text:p text:style-name="P12"><text:s/>(0.22725894, datetime.datetime(2017, 1, 9, 4, 21), 0),</text:p>
      <text:p text:style-name="P12"><text:s/>(0.22725694, datetime.datetime(2017, 1, 11, 17, 18), 2),</text:p>
      <text:p text:style-name="P12"><text:s/>(0.22725506, datetime.datetime(2017, 1, 3, 7, 0), 0),</text:p>
      <text:p text:style-name="P12"><text:s/>(0.22725397, datetime.datetime(2017, 1, 11, 12, 55), 1),</text:p>
      <text:p text:style-name="P12"><text:s/>(0.22725381, datetime.datetime(2017, 1, 3, 15, 11), 1),</text:p>
      <text:p text:style-name="P12"><text:s/>(0.2272535, datetime.datetime(2017, 1, 4, 22, 30), 2),</text:p>
      <text:p text:style-name="P12"><text:s/>(0.22725244, datetime.datetime(2017, 1, 4, 22, 45), 0),</text:p>
      <text:p text:style-name="P12"><text:s/>(0.22724515, datetime.datetime(2017, 1, 9, 2, 41), 2),</text:p>
      <text:p text:style-name="P12"><text:s/>(0.2272418, datetime.datetime(2017, 1, 9, 5, 53), 1),</text:p>
      <text:p text:style-name="P12"><text:s/>(0.22723843, datetime.datetime(2017, 1, 4, 22, 55), 2)]</text:p>
      <text:p text:style-name="P12"/>
      <text:p text:style-name="Heading">Analysis results:</text:p>
      <text:p text:style-name="P18"/>
      <text:p text:style-name="P18">40% positive, </text:p>
      <text:p text:style-name="P18">60% negative</text:p>
      <text:p text:style-name="P18"/>
      <text:p text:style-name="P18">profit: ~-20% negative</text:p>
      <text:p text:style-name="P12"/>
      <text:p text:style-name="P12">+++++++++++++++++++++++++++</text:p>
      <text:p text:style-name="P12">Max Strong Sells: </text:p>
      <text:p text:style-name="P12">55</text:p>
      <text:p text:style-name="P12">[(0.27020383, datetime.datetime(2017, 1, 4, 2, 40), 0),</text:p>
      <text:p text:style-name="P12"><text:s/>(0.27006531, datetime.datetime(2017, 1, 4, 11, 42), 2),</text:p>
      <text:p text:style-name="P12"><text:s/>(0.27002332, datetime.datetime(2017, 1, 11, 2, 56), 0),</text:p>
      <text:p text:style-name="P12"><text:s/>(0.26998845, datetime.datetime(2017, 1, 4, 11, 43), 2),</text:p>
      <text:p text:style-name="P12"><text:s/>(0.26991236, datetime.datetime(2017, 1, 4, 2, 41), 0),</text:p>
      <text:p text:style-name="P12"><text:s/>(0.26989329, datetime.datetime(2017, 1, 11, 3, 6), 0),</text:p>
      <text:p text:style-name="P12"><text:s/>(0.26980674, datetime.datetime(2017, 1, 6, 16, 21), 0),</text:p>
      <text:p text:style-name="P12"><text:s/>(0.26980439, datetime.datetime(2017, 1, 6, 16, 31), 3),</text:p>
      <text:p text:style-name="P12"><text:s/>(0.26977542, datetime.datetime(2017, 1, 6, 16, 11), 2),</text:p>
      <text:p text:style-name="P12"><text:s/>(0.26976261, datetime.datetime(2017, 1, 4, 9, 26), 3),</text:p>
      <text:p text:style-name="P12"><text:s/>(0.26975498, datetime.datetime(2017, 1, 3, 3, 27), 1),</text:p>
      <text:p text:style-name="P12"><text:s/>(0.2697418, datetime.datetime(2017, 1, 4, 3, 36), 2),</text:p>
      <text:p text:style-name="P12"><text:s/>(0.26973832, datetime.datetime(2017, 1, 6, 16, 30), 2),</text:p>
      <text:p text:style-name="P12"><text:s/>(0.26972112, datetime.datetime(2017, 1, 4, 0, 59), 0),</text:p>
      <text:p text:style-name="P12"><text:s/>(0.26972008, datetime.datetime(2017, 1, 4, 3, 16), 2),</text:p>
      <text:p text:style-name="P12"><text:s/>(0.26971033, datetime.datetime(2017, 1, 6, 16, 20), 0),</text:p>
      <text:p text:style-name="P12"><text:s/>(0.26970294, datetime.datetime(2017, 1, 11, 2, 46), 0),</text:p>
      <text:p text:style-name="P12"><text:s/>(0.26970267, datetime.datetime(2017, 1, 10, 23, 27), 0),</text:p>
      <text:p text:style-name="P12"><text:s/>(0.26969704, datetime.datetime(2017, 1, 10, 23, 47), 0),</text:p>
      <text:p text:style-name="P12"><text:s/>(0.26969674, datetime.datetime(2017, 1, 4, 9, 7), 2),</text:p>
      <text:p text:style-name="P12"><text:s/>(0.26969454, datetime.datetime(2017, 1, 4, 14, 44), 2),</text:p>
      <text:p text:style-name="P12"><text:s/>(0.26969397, datetime.datetime(2017, 1, 11, 8, 16), 1),</text:p>
      <text:p text:style-name="P12"><text:s/>(0.26969138, datetime.datetime(2017, 1, 4, 2, 39), 0),</text:p>
      <text:p text:style-name="P12"><text:s/>(0.26968834, datetime.datetime(2017, 1, 11, 3, 5), 0),</text:p>
      <text:p text:style-name="P12"><text:s/>(0.26968798, datetime.datetime(2017, 1, 4, 9, 17), 3),</text:p>
      <text:p text:style-name="P12"><text:s/>(0.26968697, datetime.datetime(2017, 1, 4, 2, 30), 0),</text:p>
      <text:p text:style-name="P12"><text:soft-page-break/><text:s/>(0.26968679, datetime.datetime(2017, 1, 4, 9, 16), 1),</text:p>
      <text:p text:style-name="P12"><text:s/>(0.26968592, datetime.datetime(2017, 1, 4, 9, 36), 2),</text:p>
      <text:p text:style-name="P12"><text:s/>(0.26968238, datetime.datetime(2017, 1, 11, 21, 32), 2),</text:p>
      <text:p text:style-name="P12"><text:s/>(0.26966918, datetime.datetime(2017, 1, 10, 14, 31), 2),</text:p>
      <text:p text:style-name="P12"><text:s/>(0.2696684, datetime.datetime(2017, 1, 6, 8, 59), 2),</text:p>
      <text:p text:style-name="P12"><text:s/>(0.26966333, datetime.datetime(2017, 1, 4, 3, 26), 2),</text:p>
      <text:p text:style-name="P12"><text:s/>(0.26966092, datetime.datetime(2017, 1, 4, 11, 32), 2),</text:p>
      <text:p text:style-name="P12"><text:s/>(0.2696481, datetime.datetime(2017, 1, 11, 2, 55), 0),</text:p>
      <text:p text:style-name="P12"><text:s/>(0.26963541, datetime.datetime(2017, 1, 4, 2, 31), 0),</text:p>
      <text:p text:style-name="P12"><text:s/>(0.26963374, datetime.datetime(2017, 1, 3, 3, 4), 0),</text:p>
      <text:p text:style-name="P12"><text:s/>(0.26963344, datetime.datetime(2017, 1, 5, 23, 56), 2),</text:p>
      <text:p text:style-name="P12"><text:s/>(0.26961845, datetime.datetime(2017, 1, 6, 19, 39), 0),</text:p>
      <text:p text:style-name="P12"><text:s/>(0.26961389, datetime.datetime(2017, 1, 6, 0, 5), 2),</text:p>
      <text:p text:style-name="P12"><text:s/>(0.26961228, datetime.datetime(2017, 1, 11, 21, 22), 2),</text:p>
      <text:p text:style-name="P12"><text:s/>(0.26961109, datetime.datetime(2017, 1, 4, 11, 22), 2),</text:p>
      <text:p text:style-name="P12"><text:s/>(0.2696082, datetime.datetime(2017, 1, 4, 6, 1), 0),</text:p>
      <text:p text:style-name="P12"><text:s/>(0.26960793, datetime.datetime(2017, 1, 3, 12, 14), 1),</text:p>
      <text:p text:style-name="P12"><text:s/>(0.2696054, datetime.datetime(2017, 1, 10, 14, 41), 2),</text:p>
      <text:p text:style-name="P12"><text:s/>(0.26960087, datetime.datetime(2017, 1, 11, 14, 43), 1),</text:p>
      <text:p text:style-name="P12"><text:s/>(0.26959622, datetime.datetime(2017, 1, 11, 5, 31), 2),</text:p>
      <text:p text:style-name="P12"><text:s/>(0.26959616, datetime.datetime(2017, 1, 6, 9, 5), 2),</text:p>
      <text:p text:style-name="P12"><text:s/>(0.26959321, datetime.datetime(2017, 1, 9, 1, 5), 0),</text:p>
      <text:p text:style-name="P12"><text:s/>(0.26958856, datetime.datetime(2017, 1, 11, 11, 9), 0),</text:p>
      <text:p text:style-name="P12"><text:s/>(0.26957709, datetime.datetime(2017, 1, 6, 0, 6), 2),</text:p>
      <text:p text:style-name="P12"><text:s/>(0.26956841, datetime.datetime(2017, 1, 11, 1, 11), 0),</text:p>
      <text:p text:style-name="P12"><text:s/>(0.26956752, datetime.datetime(2017, 1, 9, 14, 21), 2),</text:p>
      <text:p text:style-name="P12"><text:s/>(0.26956281, datetime.datetime(2017, 1, 10, 14, 40), 2),</text:p>
      <text:p text:style-name="P12"><text:s/>(0.26956135, datetime.datetime(2017, 1, 11, 14, 33), 2),</text:p>
      <text:p text:style-name="P12"><text:s/>(0.26956072, datetime.datetime(2017, 1, 10, 14, 48), 2)]</text:p>
      <text:p text:style-name="P12"/>
      <text:p text:style-name="Heading">Analysis results:</text:p>
      <text:p text:style-name="P19"/>
      <text:p text:style-name="P19">40% positive, </text:p>
      <text:p text:style-name="P19">60% negative</text:p>
      <text:p text:style-name="P19"/>
      <text:p text:style-name="P19">profit: ~-20% negative</text:p>
      <text:p text:style-name="P28"/>
      <text:p text:style-name="P13"/>
      <text:p text:style-name="P4">Case <text:span text:style-name="T12">binary4 <text:s/></text:span>buy<text:span text:style-name="T17">s-sells</text:span>, sell<text:span text:style-name="T17">s-buys</text:span> <text:span text:style-name="T12">after</text:span> 60 minutes:</text:p>
      <text:p text:style-name="P4"/>
      <text:p text:style-name="P6">Output</text:p>
      <text:p text:style-name="P6"/>
      <text:p text:style-name="P20">Max Strong Buys: </text:p>
      <text:p text:style-name="P20">55</text:p>
      <text:p text:style-name="P20">[(-0.023593187, datetime.datetime(2017, 1, 9, 4, 11), 0),</text:p>
      <text:p text:style-name="P20"><text:s/>(-0.023923725, datetime.datetime(2017, 1, 4, 23, 16), 0),</text:p>
      <text:p text:style-name="P20"><text:s/>(-0.023943797, datetime.datetime(2017, 1, 9, 3, 16), 0),</text:p>
      <text:p text:style-name="P20"><text:s/>(-0.024056688, datetime.datetime(2017, 1, 9, 4, 21), 0),</text:p>
      <text:p text:style-name="P20"><text:s/>(-0.024145812, datetime.datetime(2017, 1, 9, 1, 21), 3),</text:p>
      <text:p text:style-name="P20"><text:s/>(-0.024181992, datetime.datetime(2017, 1, 3, 3, 21), 2),</text:p>
      <text:p text:style-name="P20"><text:s/>(-0.024234086, datetime.datetime(2017, 1, 9, 4, 1), 0),</text:p>
      <text:p text:style-name="P20"><text:soft-page-break/><text:s/>(-0.024239808, datetime.datetime(2017, 1, 3, 4, 28), 1),</text:p>
      <text:p text:style-name="P20"><text:s/>(-0.024245605, datetime.datetime(2017, 1, 9, 4, 35), 0),</text:p>
      <text:p text:style-name="P20"><text:s/>(-0.024258301, datetime.datetime(2017, 1, 9, 4, 31), 0),</text:p>
      <text:p text:style-name="P20"><text:s/>(-0.024262697, datetime.datetime(2017, 1, 3, 4, 18), 1),</text:p>
      <text:p text:style-name="P20"><text:s/>(-0.024266183, datetime.datetime(2017, 1, 3, 5, 46), 2),</text:p>
      <text:p text:style-name="P20"><text:s/>(-0.02427192, datetime.datetime(2017, 1, 9, 4, 12), 0),</text:p>
      <text:p text:style-name="P20"><text:s/>(-0.024275303, datetime.datetime(2017, 1, 4, 23, 36), 0),</text:p>
      <text:p text:style-name="P20"><text:s/>(-0.02427873, datetime.datetime(2017, 1, 3, 5, 56), 3),</text:p>
      <text:p text:style-name="P20"><text:s/>(-0.024324268, datetime.datetime(2017, 1, 3, 4, 38), 0),</text:p>
      <text:p text:style-name="P20"><text:s/>(-0.024336353, datetime.datetime(2017, 1, 9, 4, 9), 0),</text:p>
      <text:p text:style-name="P20"><text:s/>(-0.02434139, datetime.datetime(2017, 1, 3, 3, 55), 1),</text:p>
      <text:p text:style-name="P20"><text:s/>(-0.024348468, datetime.datetime(2017, 1, 3, 5, 55), 3),</text:p>
      <text:p text:style-name="P20"><text:s/>(-0.024357706, datetime.datetime(2017, 1, 3, 5, 45), 2),</text:p>
      <text:p text:style-name="P20"><text:s/>(-0.024362981, datetime.datetime(2017, 1, 9, 1, 31), 2),</text:p>
      <text:p text:style-name="P20"><text:s/>(-0.024375677, datetime.datetime(2017, 1, 9, 3, 26), 0),</text:p>
      <text:p text:style-name="P20"><text:s/>(-0.024380565, datetime.datetime(2017, 1, 9, 7, 43), 2),</text:p>
      <text:p text:style-name="P20"><text:s/>(-0.024381071, datetime.datetime(2017, 1, 9, 21, 37), 2),</text:p>
      <text:p text:style-name="P20"><text:s/>(-0.024382636, datetime.datetime(2017, 1, 9, 10, 33), 0),</text:p>
      <text:p text:style-name="P20"><text:s/>(-0.024389684, datetime.datetime(2017, 1, 3, 3, 31), 2),</text:p>
      <text:p text:style-name="P20"><text:s/>(-0.024392053, datetime.datetime(2017, 1, 9, 23, 29), 0),</text:p>
      <text:p text:style-name="P20"><text:s/>(-0.024407342, datetime.datetime(2017, 1, 9, 3, 59), 0),</text:p>
      <text:p text:style-name="P20"><text:s/>(-0.024407491, datetime.datetime(2017, 1, 9, 4, 20), 0),</text:p>
      <text:p text:style-name="P20"><text:s/>(-0.024410382, datetime.datetime(2017, 1, 9, 3, 15), 0),</text:p>
      <text:p text:style-name="P20"><text:s/>(-0.024412543, datetime.datetime(2017, 1, 9, 23, 6), 1),</text:p>
      <text:p text:style-name="P20"><text:s/>(-0.024430901, datetime.datetime(2017, 1, 9, 3, 49), 0),</text:p>
      <text:p text:style-name="P20"><text:s/>(-0.024432391, datetime.datetime(2017, 1, 9, 10, 34), 0),</text:p>
      <text:p text:style-name="P20"><text:s/>(-0.024440452, datetime.datetime(2017, 1, 3, 4, 8), 3),</text:p>
      <text:p text:style-name="P20"><text:s/>(-0.024443045, datetime.datetime(2017, 1, 9, 2, 27), 3),</text:p>
      <text:p text:style-name="P20"><text:s/>(-0.024446666, datetime.datetime(2017, 1, 9, 3, 27), 0),</text:p>
      <text:p text:style-name="P20"><text:s/>(-0.024447188, datetime.datetime(2017, 1, 4, 23, 35), 0),</text:p>
      <text:p text:style-name="P20"><text:s/>(-0.024449155, datetime.datetime(2017, 1, 9, 22, 29), 2),</text:p>
      <text:p text:style-name="P20"><text:s/>(-0.024456963, datetime.datetime(2017, 1, 9, 2, 7), 0),</text:p>
      <text:p text:style-name="P20"><text:s/>(-0.024462193, datetime.datetime(2017, 1, 3, 6, 5), 0),</text:p>
      <text:p text:style-name="P20"><text:s/>(-0.024467155, datetime.datetime(2017, 1, 9, 2, 51), 3),</text:p>
      <text:p text:style-name="P20"><text:s/>(-0.024477094, datetime.datetime(2017, 1, 3, 3, 54), 0),</text:p>
      <text:p text:style-name="P20"><text:s/>(-0.02447778, datetime.datetime(2017, 1, 3, 18, 32), 2),</text:p>
      <text:p text:style-name="P20"><text:s/>(-0.024481758, datetime.datetime(2017, 1, 9, 22, 3), 2),</text:p>
      <text:p text:style-name="P20"><text:s/>(-0.024488568, datetime.datetime(2017, 1, 9, 4, 19), 0),</text:p>
      <text:p text:style-name="P20"><text:s/>(-0.024491817, datetime.datetime(2017, 1, 4, 23, 26), 0),</text:p>
      <text:p text:style-name="P20"><text:s/>(-0.024501637, datetime.datetime(2017, 1, 9, 6, 11), 1),</text:p>
      <text:p text:style-name="P20"><text:s/>(-0.024505645, datetime.datetime(2017, 1, 9, 10, 43), 0),</text:p>
      <text:p text:style-name="P20"><text:s/>(-0.024511591, datetime.datetime(2017, 1, 9, 22, 52), 2),</text:p>
      <text:p text:style-name="P20"><text:s/>(-0.024511755, datetime.datetime(2017, 1, 3, 15, 1), 3),</text:p>
      <text:p text:style-name="P20"><text:s/>(-0.024513483, datetime.datetime(2017, 1, 9, 2, 50), 1),</text:p>
      <text:p text:style-name="P20"><text:s/>(-0.024517015, datetime.datetime(2017, 1, 3, 3, 40), 0),</text:p>
      <text:p text:style-name="P20"><text:s/>(-0.024519458, datetime.datetime(2017, 1, 9, 3, 28), 0),</text:p>
      <text:p text:style-name="P20"><text:s/>(-0.02452071, datetime.datetime(2017, 1, 9, 22, 30), 2),</text:p>
      <text:p text:style-name="P20"><text:s/>(-0.024533719, datetime.datetime(2017, 1, 9, 23, 15), 3)]</text:p>
      <text:p text:style-name="P20"/>
      <text:p text:style-name="Heading">Analysis results:</text:p>
      <text:p text:style-name="P20"/>
      <text:p text:style-name="P20"><text:soft-page-break/>positive: 80%</text:p>
      <text:p text:style-name="P20">negative: 20%</text:p>
      <text:p text:style-name="P20"/>
      <text:p text:style-name="P20">profit: 60%</text:p>
      <text:p text:style-name="P20"/>
      <text:p text:style-name="P20">+++++++++++++++++++++++++++</text:p>
      <text:p text:style-name="P20">Max Strong Sells: </text:p>
      <text:p text:style-name="P20">55</text:p>
      <text:p text:style-name="P20">[(0.02995187, datetime.datetime(2017, 1, 4, 2, 40), 0),</text:p>
      <text:p text:style-name="P20"><text:s/>(0.029849529, datetime.datetime(2017, 1, 4, 2, 41), 0),</text:p>
      <text:p text:style-name="P20"><text:s/>(0.029570818, datetime.datetime(2017, 1, 4, 11, 43), 2),</text:p>
      <text:p text:style-name="P20"><text:s/>(0.029194862, datetime.datetime(2017, 1, 11, 2, 56), 0),</text:p>
      <text:p text:style-name="P20"><text:s/>(0.029064238, datetime.datetime(2017, 1, 11, 3, 6), 0),</text:p>
      <text:p text:style-name="P20"><text:s/>(0.029023588, datetime.datetime(2017, 1, 3, 12, 14), 1),</text:p>
      <text:p text:style-name="P20"><text:s/>(0.02896291, datetime.datetime(2017, 1, 4, 0, 59), 0),</text:p>
      <text:p text:style-name="P20"><text:s/>(0.028947085, datetime.datetime(2017, 1, 4, 3, 36), 2),</text:p>
      <text:p text:style-name="P20"><text:s/>(0.028926909, datetime.datetime(2017, 1, 4, 2, 31), 0),</text:p>
      <text:p text:style-name="P20"><text:s/>(0.028897375, datetime.datetime(2017, 1, 4, 3, 26), 2),</text:p>
      <text:p text:style-name="P20"><text:s/>(0.028894722, datetime.datetime(2017, 1, 4, 2, 42), 0),</text:p>
      <text:p text:style-name="P20"><text:s/>(0.028882354, datetime.datetime(2017, 1, 6, 16, 21), 0),</text:p>
      <text:p text:style-name="P20"><text:s/>(0.028865099, datetime.datetime(2017, 1, 4, 11, 42), 2),</text:p>
      <text:p text:style-name="P20"><text:s/>(0.028828591, datetime.datetime(2017, 1, 10, 23, 47), 0),</text:p>
      <text:p text:style-name="P20"><text:s/>(0.028813362, datetime.datetime(2017, 1, 10, 14, 41), 2),</text:p>
      <text:p text:style-name="P20"><text:s/>(0.028808594, datetime.datetime(2017, 1, 4, 3, 16), 2),</text:p>
      <text:p text:style-name="P20"><text:s/>(0.028791785, datetime.datetime(2017, 1, 4, 2, 32), 0),</text:p>
      <text:p text:style-name="P20"><text:s/>(0.028788894, datetime.datetime(2017, 1, 10, 14, 40), 2),</text:p>
      <text:p text:style-name="P20"><text:s/>(0.028742552, datetime.datetime(2017, 1, 4, 9, 17), 3),</text:p>
      <text:p text:style-name="P20"><text:s/>(0.028733462, datetime.datetime(2017, 1, 10, 14, 31), 2),</text:p>
      <text:p text:style-name="P20"><text:s/>(0.028705597, datetime.datetime(2017, 1, 4, 11, 44), 2),</text:p>
      <text:p text:style-name="P20"><text:s/>(0.028693289, datetime.datetime(2017, 1, 6, 22, 48), 1),</text:p>
      <text:p text:style-name="P20"><text:s/>(0.028651029, datetime.datetime(2017, 1, 11, 8, 16), 1),</text:p>
      <text:p text:style-name="P20"><text:s/>(0.028642893, datetime.datetime(2017, 1, 6, 0, 7), 2),</text:p>
      <text:p text:style-name="P20"><text:s/>(0.028636068, datetime.datetime(2017, 1, 9, 7, 37), 2),</text:p>
      <text:p text:style-name="P20"><text:s/>(0.028635263, datetime.datetime(2017, 1, 4, 16, 23), 3),</text:p>
      <text:p text:style-name="P20"><text:s/>(0.028609186, datetime.datetime(2017, 1, 6, 16, 31), 3),</text:p>
      <text:p text:style-name="P20"><text:s/>(0.028603286, datetime.datetime(2017, 1, 4, 9, 7), 2),</text:p>
      <text:p text:style-name="P20"><text:s/>(0.028594226, datetime.datetime(2017, 1, 3, 12, 4), 1),</text:p>
      <text:p text:style-name="P20"><text:s/>(0.028590411, datetime.datetime(2017, 1, 9, 10, 29), 2),</text:p>
      <text:p text:style-name="P20"><text:s/>(0.02858007, datetime.datetime(2017, 1, 11, 21, 22), 2),</text:p>
      <text:p text:style-name="P20"><text:s/>(0.02857098, datetime.datetime(2017, 1, 6, 7, 29), 0),</text:p>
      <text:p text:style-name="P20"><text:s/>(0.028558731, datetime.datetime(2017, 1, 4, 2, 21), 0),</text:p>
      <text:p text:style-name="P20"><text:s/>(0.028555036, datetime.datetime(2017, 1, 11, 14, 43), 1),</text:p>
      <text:p text:style-name="P20"><text:s/>(0.028551251, datetime.datetime(2017, 1, 4, 2, 22), 0),</text:p>
      <text:p text:style-name="P20"><text:s/>(0.028544396, datetime.datetime(2017, 1, 11, 2, 46), 0),</text:p>
      <text:p text:style-name="P20"><text:s/>(0.028534859, datetime.datetime(2017, 1, 11, 4, 56), 0),</text:p>
      <text:p text:style-name="P20"><text:s/>(0.028534144, datetime.datetime(2017, 1, 11, 2, 57), 0),</text:p>
      <text:p text:style-name="P20"><text:s/>(0.028526604, datetime.datetime(2017, 1, 6, 9, 5), 2),</text:p>
      <text:p text:style-name="P20"><text:s/>(0.028524309, datetime.datetime(2017, 1, 11, 1, 9), 0),</text:p>
      <text:p text:style-name="P20"><text:s/>(0.02852273, datetime.datetime(2017, 1, 4, 14, 44), 2),</text:p>
      <text:p text:style-name="P20"><text:s/>(0.028512746, datetime.datetime(2017, 1, 3, 3, 26), 1),</text:p>
      <text:p text:style-name="P20"><text:s/>(0.028512686, datetime.datetime(2017, 1, 4, 0, 23), 1),</text:p>
      <text:p text:style-name="P20"><text:s/>(0.028511912, datetime.datetime(2017, 1, 11, 3, 7), 0),</text:p>
      <text:p text:style-name="P20"><text:soft-page-break/><text:s/>(0.028511852, datetime.datetime(2017, 1, 5, 23, 57), 2),</text:p>
      <text:p text:style-name="P20"><text:s/>(0.028510839, datetime.datetime(2017, 1, 4, 9, 27), 3),</text:p>
      <text:p text:style-name="P20"><text:s/>(0.028506845, datetime.datetime(2017, 1, 11, 0, 59), 2),</text:p>
      <text:p text:style-name="P20"><text:s/>(0.028501242, datetime.datetime(2017, 1, 4, 9, 25), 3),</text:p>
      <text:p text:style-name="P20"><text:s/>(0.02849409, datetime.datetime(2017, 1, 10, 23, 27), 0),</text:p>
      <text:p text:style-name="P20"><text:s/>(0.028479666, datetime.datetime(2017, 1, 11, 21, 32), 2),</text:p>
      <text:p text:style-name="P20"><text:s/>(0.028468162, datetime.datetime(2017, 1, 4, 9, 36), 2),</text:p>
      <text:p text:style-name="P20"><text:s/>(0.028467298, datetime.datetime(2017, 1, 4, 9, 37), 2),</text:p>
      <text:p text:style-name="P20"><text:s/>(0.028464079, datetime.datetime(2017, 1, 6, 16, 11), 2),</text:p>
      <text:p text:style-name="P20"><text:s/>(0.028460145, datetime.datetime(2017, 1, 4, 2, 30), 0),</text:p>
      <text:p text:style-name="P20"><text:s/>(0.028453857, datetime.datetime(2017, 1, 3, 3, 16), 2)]</text:p>
      <text:p text:style-name="P20"/>
      <text:p text:style-name="Heading">Analysis results:</text:p>
      <text:p text:style-name="P20"/>
      <text:p text:style-name="P21">positive: 30%</text:p>
      <text:p text:style-name="P21">negative: 70%</text:p>
      <text:p text:style-name="P21"/>
      <text:p text:style-name="P21">profit: -40% negative</text:p>
      <text:p text:style-name="P29"/>
      <text:p text:style-name="P21"/>
      <text:h text:style-name="Heading_20_3" text:outline-level="3">Case <text:bookmark-start text:name="__DdeLink__340_197105388"/>sigmoid<text:bookmark-end text:name="__DdeLink__340_197105388"/> buy, sell, undef &gt;20 pips in 60 minutes <text:span text:style-name="T14">(diff prob buy-sell, sell-buy)</text:span>:</text:h>
      <text:p text:style-name="P14"/>
      <text:p text:style-name="P23">Output:</text:p>
      <text:p text:style-name="P23">Max buys: </text:p>
      <text:p text:style-name="P23">55</text:p>
      <text:p text:style-name="P23">[(0.79697484, datetime.datetime(2017, 1, 9, 21, 29), 2),</text:p>
      <text:p text:style-name="P23"><text:s/>(0.79321003, datetime.datetime(2017, 1, 9, 21, 30), 2),</text:p>
      <text:p text:style-name="P23"><text:s/>(0.78937429, datetime.datetime(2017, 1, 9, 21, 32), 2),</text:p>
      <text:p text:style-name="P23"><text:s/>(0.78909308, datetime.datetime(2017, 1, 9, 21, 31), 2),</text:p>
      <text:p text:style-name="P23"><text:s/>(0.78858346, datetime.datetime(2017, 1, 9, 21, 28), 2),</text:p>
      <text:p text:style-name="P23"><text:s/>(0.78855771, datetime.datetime(2017, 1, 9, 21, 33), 2),</text:p>
      <text:p text:style-name="P23"><text:s/>(0.78768325, datetime.datetime(2017, 1, 9, 21, 36), 2),</text:p>
      <text:p text:style-name="P23"><text:s/>(0.78527826, datetime.datetime(2017, 1, 9, 21, 34), 2),</text:p>
      <text:p text:style-name="P23"><text:s/>(0.78394634, datetime.datetime(2017, 1, 9, 21, 39), 2),</text:p>
      <text:p text:style-name="P23"><text:s/>(0.78317326, datetime.datetime(2017, 1, 9, 21, 35), 2),</text:p>
      <text:p text:style-name="P23"><text:s/>(0.78209955, datetime.datetime(2017, 1, 9, 21, 38), 2),</text:p>
      <text:p text:style-name="P23"><text:s/>(0.78187954, datetime.datetime(2017, 1, 9, 21, 37), 2),</text:p>
      <text:p text:style-name="P23"><text:s/>(0.77514744, datetime.datetime(2017, 1, 9, 21, 40), 2),</text:p>
      <text:p text:style-name="P23"><text:s/>(0.77107584, datetime.datetime(2017, 1, 9, 21, 27), 2),</text:p>
      <text:p text:style-name="P23"><text:s/>(0.76547736, datetime.datetime(2017, 1, 11, 18, 44), 1),</text:p>
      <text:p text:style-name="P23"><text:s/>(0.76423174, datetime.datetime(2017, 1, 11, 18, 41), 1),</text:p>
      <text:p text:style-name="P23"><text:s/>(0.76331323, datetime.datetime(2017, 1, 11, 18, 42), 1),</text:p>
      <text:p text:style-name="P23"><text:s/>(0.76201361, datetime.datetime(2017, 1, 11, 18, 40), 1),</text:p>
      <text:p text:style-name="P23"><text:s/>(0.76153946, datetime.datetime(2017, 1, 11, 18, 43), 1),</text:p>
      <text:p text:style-name="P23"><text:s/>(0.75826806, datetime.datetime(2017, 1, 11, 18, 45), 1),</text:p>
      <text:p text:style-name="P23"><text:s/>(0.75751263, datetime.datetime(2017, 1, 9, 21, 41), 2),</text:p>
      <text:p text:style-name="P23"><text:s/>(0.75685167, datetime.datetime(2017, 1, 11, 18, 46), 1),</text:p>
      <text:p text:style-name="P23"><text:s/>(0.75334966, datetime.datetime(2017, 1, 11, 18, 47), 1),</text:p>
      <text:p text:style-name="P23"><text:soft-page-break/><text:s/>(0.7483049, datetime.datetime(2017, 1, 4, 17, 2), 2),</text:p>
      <text:p text:style-name="P23"><text:s/>(0.74743438, datetime.datetime(2017, 1, 11, 18, 48), 1),</text:p>
      <text:p text:style-name="P23"><text:s/>(0.7426219, datetime.datetime(2017, 1, 4, 17, 3), 2),</text:p>
      <text:p text:style-name="P23"><text:s/>(0.7414192, datetime.datetime(2017, 1, 9, 21, 26), 2),</text:p>
      <text:p text:style-name="P23"><text:s/>(0.74127948, datetime.datetime(2017, 1, 9, 21, 42), 2),</text:p>
      <text:p text:style-name="P23"><text:s/>(0.73537594, datetime.datetime(2017, 1, 11, 18, 49), 1),</text:p>
      <text:p text:style-name="P23"><text:s/>(0.7257843, datetime.datetime(2017, 1, 11, 18, 39), 1),</text:p>
      <text:p text:style-name="P23"><text:s/>(0.72347361, datetime.datetime(2017, 1, 11, 18, 50), 1),</text:p>
      <text:p text:style-name="P23"><text:s/>(0.71749341, datetime.datetime(2017, 1, 4, 17, 1), 0),</text:p>
      <text:p text:style-name="P23"><text:s/>(0.7130124, datetime.datetime(2017, 1, 9, 21, 43), 2),</text:p>
      <text:p text:style-name="P23"><text:s/>(0.71167535, datetime.datetime(2017, 1, 11, 18, 51), 1),</text:p>
      <text:p text:style-name="P23"><text:s/>(0.70814341, datetime.datetime(2017, 1, 6, 19, 55), 2),</text:p>
      <text:p text:style-name="P23"><text:s/>(0.70787096, datetime.datetime(2017, 1, 11, 18, 38), 1),</text:p>
      <text:p text:style-name="P23"><text:s/>(0.70637465, datetime.datetime(2017, 1, 4, 17, 4), 0),</text:p>
      <text:p text:style-name="P23"><text:s/>(0.70578271, datetime.datetime(2017, 1, 11, 0, 43), 2),</text:p>
      <text:p text:style-name="P23"><text:s/>(0.70521533, datetime.datetime(2017, 1, 6, 19, 54), 2),</text:p>
      <text:p text:style-name="P23"><text:s/>(0.70236462, datetime.datetime(2017, 1, 9, 21, 25), 2),</text:p>
      <text:p text:style-name="P23"><text:s/>(0.70093232, datetime.datetime(2017, 1, 6, 19, 53), 2),</text:p>
      <text:p text:style-name="P23"><text:s/>(0.70052111, datetime.datetime(2017, 1, 11, 0, 44), 2),</text:p>
      <text:p text:style-name="P23"><text:s/>(0.7003749, datetime.datetime(2017, 1, 11, 0, 48), 2),</text:p>
      <text:p text:style-name="P23"><text:s/>(0.69966763, datetime.datetime(2017, 1, 11, 0, 47), 2),</text:p>
      <text:p text:style-name="P23"><text:s/>(0.69894189, datetime.datetime(2017, 1, 6, 19, 47), 2),</text:p>
      <text:p text:style-name="P23"><text:s/>(0.69714856, datetime.datetime(2017, 1, 6, 19, 48), 2),</text:p>
      <text:p text:style-name="P23"><text:s/>(0.69690335, datetime.datetime(2017, 1, 11, 0, 46), 2),</text:p>
      <text:p text:style-name="P23"><text:s/>(0.6966731, datetime.datetime(2017, 1, 6, 19, 49), 0),</text:p>
      <text:p text:style-name="P23"><text:s/>(0.69537544, datetime.datetime(2017, 1, 11, 0, 45), 2),</text:p>
      <text:p text:style-name="P23"><text:s/>(0.69525874, datetime.datetime(2017, 1, 6, 19, 50), 2),</text:p>
      <text:p text:style-name="P23"><text:s/>(0.69193822, datetime.datetime(2017, 1, 6, 19, 51), 0),</text:p>
      <text:p text:style-name="P23"><text:s/>(0.69171709, datetime.datetime(2017, 1, 6, 19, 56), 2),</text:p>
      <text:p text:style-name="P23"><text:s/>(0.68962234, datetime.datetime(2017, 1, 6, 19, 52), 2),</text:p>
      <text:p text:style-name="P23"><text:s/>(0.68899453, datetime.datetime(2017, 1, 11, 0, 49), 2),</text:p>
      <text:p text:style-name="P23"><text:s/>(0.68650675, datetime.datetime(2017, 1, 11, 18, 52), 1)]</text:p>
      <text:p text:style-name="P23"/>
      <text:p text:style-name="Heading">Analysis result:</text:p>
      <text:p text:style-name="P24">useless, 100% neutrals, next 10 is 100% negative</text:p>
      <text:p text:style-name="P24"/>
      <text:p text:style-name="P23"/>
      <text:p text:style-name="P23">+++++++++++++++++++++++++++</text:p>
      <text:p text:style-name="P23">Max sels: </text:p>
      <text:p text:style-name="P23">55</text:p>
      <text:p text:style-name="P23">[(0.14992708, datetime.datetime(2017, 1, 11, 11, 1), 0),</text:p>
      <text:p text:style-name="P23"><text:s/>(0.1484459, datetime.datetime(2017, 1, 11, 11, 2), 0),</text:p>
      <text:p text:style-name="P23"><text:s/>(0.13892673, datetime.datetime(2017, 1, 11, 11, 4), 0),</text:p>
      <text:p text:style-name="P23"><text:s/>(0.13668948, datetime.datetime(2017, 1, 11, 11, 3), 0),</text:p>
      <text:p text:style-name="P23"><text:s/>(0.13660476, datetime.datetime(2017, 1, 11, 11, 5), 0),</text:p>
      <text:p text:style-name="P23"><text:s/>(0.13621384, datetime.datetime(2017, 1, 11, 11, 14), 0),</text:p>
      <text:p text:style-name="P23"><text:s/>(0.13613711, datetime.datetime(2017, 1, 11, 11, 13), 0),</text:p>
      <text:p text:style-name="P23"><text:s/>(0.13567063, datetime.datetime(2017, 1, 11, 11, 0), 0),</text:p>
      <text:p text:style-name="P23"><text:s/>(0.13534243, datetime.datetime(2017, 1, 11, 11, 9), 0),</text:p>
      <text:p text:style-name="P23"><text:s/>(0.13508475, datetime.datetime(2017, 1, 11, 11, 6), 0),</text:p>
      <text:p text:style-name="P23"><text:s/>(0.13417567, datetime.datetime(2017, 1, 11, 14, 55), 0),</text:p>
      <text:p text:style-name="P23"><text:soft-page-break/><text:s/>(0.13379896, datetime.datetime(2017, 1, 11, 14, 56), 0),</text:p>
      <text:p text:style-name="P23"><text:s/>(0.13277091, datetime.datetime(2017, 1, 11, 14, 42), 2),</text:p>
      <text:p text:style-name="P23"><text:s/>(0.13237733, datetime.datetime(2017, 1, 11, 11, 10), 0),</text:p>
      <text:p text:style-name="P23"><text:s/>(0.13157354, datetime.datetime(2017, 1, 11, 11, 7), 0),</text:p>
      <text:p text:style-name="P23"><text:s/>(0.1306016, datetime.datetime(2017, 1, 11, 15, 0), 0),</text:p>
      <text:p text:style-name="P23"><text:s/>(0.13059932, datetime.datetime(2017, 1, 11, 11, 12), 0),</text:p>
      <text:p text:style-name="P23"><text:s/>(0.12953661, datetime.datetime(2017, 1, 11, 11, 8), 0),</text:p>
      <text:p text:style-name="P23"><text:s/>(0.1291403, datetime.datetime(2017, 1, 11, 15, 1), 0),</text:p>
      <text:p text:style-name="P23"><text:s/>(0.12897028, datetime.datetime(2017, 1, 11, 11, 16), 0),</text:p>
      <text:p text:style-name="P23"><text:s/>(0.12882881, datetime.datetime(2017, 1, 11, 11, 11), 0),</text:p>
      <text:p text:style-name="P23"><text:s/>(0.12868255, datetime.datetime(2017, 1, 11, 12, 49), 2),</text:p>
      <text:p text:style-name="P23"><text:s/>(0.12706886, datetime.datetime(2017, 1, 11, 12, 47), 2),</text:p>
      <text:p text:style-name="P23"><text:s/>(0.12688321, datetime.datetime(2017, 1, 11, 14, 43), 2),</text:p>
      <text:p text:style-name="P23"><text:s/>(0.12639685, datetime.datetime(2017, 1, 11, 14, 54), 0),</text:p>
      <text:p text:style-name="P23"><text:s/>(0.1262316, datetime.datetime(2017, 1, 11, 11, 15), 0),</text:p>
      <text:p text:style-name="P23"><text:s/>(0.12559994, datetime.datetime(2017, 1, 11, 12, 45), 2),</text:p>
      <text:p text:style-name="P23"><text:s/>(0.12530953, datetime.datetime(2017, 1, 11, 12, 44), 2),</text:p>
      <text:p text:style-name="P23"><text:s/>(0.12507927, datetime.datetime(2017, 1, 11, 11, 17), 0),</text:p>
      <text:p text:style-name="P23"><text:s/>(0.12387664, datetime.datetime(2017, 1, 11, 14, 59), 0),</text:p>
      <text:p text:style-name="P23"><text:s/>(0.12334015, datetime.datetime(2017, 1, 11, 12, 46), 2),</text:p>
      <text:p text:style-name="P23"><text:s/>(0.12317204, datetime.datetime(2017, 1, 11, 14, 57), 0),</text:p>
      <text:p text:style-name="P23"><text:s/>(0.12305397, datetime.datetime(2017, 1, 11, 12, 48), 2),</text:p>
      <text:p text:style-name="P23"><text:s/>(0.12294517, datetime.datetime(2017, 1, 11, 10, 59), 0),</text:p>
      <text:p text:style-name="P23"><text:s/>(0.12260421, datetime.datetime(2017, 1, 11, 13, 38), 2),</text:p>
      <text:p text:style-name="P23"><text:s/>(0.12223378, datetime.datetime(2017, 1, 11, 13, 27), 2),</text:p>
      <text:p text:style-name="P23"><text:s/>(0.12199759, datetime.datetime(2017, 1, 11, 12, 50), 2),</text:p>
      <text:p text:style-name="P23"><text:s/>(0.12183193, datetime.datetime(2017, 1, 10, 7, 9), 0),</text:p>
      <text:p text:style-name="P23"><text:s/>(0.1218105, datetime.datetime(2017, 1, 11, 13, 40), 2),</text:p>
      <text:p text:style-name="P23"><text:s/>(0.12116623, datetime.datetime(2017, 1, 11, 13, 39), 0),</text:p>
      <text:p text:style-name="P23"><text:s/>(0.12102021, datetime.datetime(2017, 1, 11, 14, 44), 0),</text:p>
      <text:p text:style-name="P23"><text:s/>(0.12100815, datetime.datetime(2017, 1, 11, 12, 43), 2),</text:p>
      <text:p text:style-name="P23"><text:s/>(0.12075254, datetime.datetime(2017, 1, 11, 13, 28), 2),</text:p>
      <text:p text:style-name="P23"><text:s/>(0.12064284, datetime.datetime(2017, 1, 11, 13, 26), 2),</text:p>
      <text:p text:style-name="P23"><text:s/>(0.11986277, datetime.datetime(2017, 1, 11, 14, 41), 2),</text:p>
      <text:p text:style-name="P23"><text:s/>(0.11983763, datetime.datetime(2017, 1, 11, 13, 29), 2),</text:p>
      <text:p text:style-name="P23"><text:s/>(0.11980683, datetime.datetime(2017, 1, 11, 13, 37), 2),</text:p>
      <text:p text:style-name="P23"><text:s/>(0.11937321, datetime.datetime(2017, 1, 4, 11, 31), 1),</text:p>
      <text:p text:style-name="P23"><text:s/>(0.11906487, datetime.datetime(2017, 1, 11, 14, 53), 0),</text:p>
      <text:p text:style-name="P23"><text:s/>(0.1190379, datetime.datetime(2017, 1, 11, 14, 45), 0),</text:p>
      <text:p text:style-name="P23"><text:s/>(0.11850266, datetime.datetime(2017, 1, 11, 15, 2), 0),</text:p>
      <text:p text:style-name="P23"><text:s/>(0.11841425, datetime.datetime(2017, 1, 4, 11, 30), 1),</text:p>
      <text:p text:style-name="P23"><text:s/>(0.11824181, datetime.datetime(2017, 1, 11, 12, 59), 2),</text:p>
      <text:p text:style-name="P23"><text:s/>(0.11818294, datetime.datetime(2017, 1, 11, 14, 58), 0),</text:p>
      <text:p text:style-name="P23"><text:s/>(0.11726259, datetime.datetime(2017, 1, 11, 12, 58), 2)]</text:p>
      <text:p text:style-name="P23"/>
      <text:p text:style-name="Heading">Analysis results:</text:p>
      <text:p text:style-name="P24"/>
      <text:p text:style-name="P24">profit: negative -100%</text:p>
      <text:p text:style-name="P24">If used inverted profit = 100%</text:p>
      <text:p text:style-name="P30"/>
      <text:p text:style-name="P22"/>
      <text:p text:style-name="Title"><text:soft-page-break/>Now studding best options:</text:p>
      <text:p text:style-name="P37"/>
      <text:h text:style-name="Heading_20_2" text:outline-level="2">Case <text:span text:style-name="T18">s</text:span>ell, undef &gt;20 pips in 60 minutes (direct prob):</text:h>
      <text:p text:style-name="P43">SELL</text:p>
      <text:p text:style-name="P38">For top 10 (top 20%), we see this good results: profit: <text:s/>60% positive money profit. 70% positive, <text:s/>10% negative, 20% real neutrals</text:p>
      <text:p text:style-name="P46">For top 25 (top 50%), we see <text:span text:style-name="T19">yet ~25% profit.</text:span></text:p>
      <text:h text:style-name="Heading_20_2" text:outline-level="2">Case buy, sell, undef &gt;20 pips in 60 minutes (diff prob buy-sell, sell-buy):***</text:h>
      <text:p text:style-name="P7">SELL</text:p>
      <text:p text:style-name="P16">60% positive, </text:p>
      <text:p text:style-name="P16">0% negative</text:p>
      <text:p text:style-name="P16">40% real neutrals</text:p>
      <text:p text:style-name="P16">profit: ~60%</text:p>
      <text:p text:style-name="P16"/>
      <text:p text:style-name="P39">For<text:span text:style-name="T18"> top 25 (top 50%), we see yet ~</text:span>30<text:span text:style-name="T18">% profit.</text:span></text:p>
      <text:p text:style-name="P39"/>
      <text:h text:style-name="Heading_20_2" text:outline-level="2">Case binary buy, sell after 60 minutes:</text:h>
      <text:p text:style-name="P43">BUY**</text:p>
      <text:p text:style-name="P42">80% positive, </text:p>
      <text:p text:style-name="P42">20% negative</text:p>
      <text:p text:style-name="P42">profit: ~60%</text:p>
      <text:p text:style-name="P40">For<text:span text:style-name="T18"> top 25 (top 50%), we see same 80% positive, 60% profit</text:span></text:p>
      <text:h text:style-name="Heading_20_2" text:outline-level="2">Case binary4 <text:s/>buys-sells, sells-buys after 60 minutes:</text:h>
      <text:p text:style-name="P52">BUY</text:p>
      <text:p text:style-name="P44">positive: 80%</text:p>
      <text:p text:style-name="P44">negative: 20%</text:p>
      <text:p text:style-name="P44">profit: 60%</text:p>
      <text:p text:style-name="P41">For<text:span text:style-name="T18"> top 25 (top 50%), we see 16ok, 9ko, <text:s/>~25% profit yet</text:span></text:p>
      <text:h text:style-name="P53" text:outline-level="3"><text:soft-page-break/>Case <text:bookmark-start text:name="__DdeLink__340_1971053882"/>sigmoid<text:bookmark-end text:name="__DdeLink__340_1971053882"/> buy, sell, undef &gt;20 pips in 60 minutes <text:span text:style-name="T14">(diff prob buy-sell, sell-buy)</text:span>:</text:h>
      <text:p text:style-name="P8">SELL</text:p>
      <text:p text:style-name="P25">if inverted profit ~100%, <text:span text:style-name="T20">For top 25 (top 50%), we see </text:span>good accuracy. <text:span text:style-name="T21">(non-sense here)</text:span></text:p>
      <text:p text:style-name="P25"/>
      <text:p text:style-name="Title"><text:span text:style-name="T23">C</text:span>onclusions <text:s/></text:p>
      <text:h text:style-name="P54" text:outline-level="2">Case buy, sell, undef &gt;20 pips in 60 minutes (diff prob buy-sell, sell-buy) <text:span text:style-name="T22">was the best predictor for SELL positions(60% profit). Profit decrease here to 30% using top 25(50%).</text:span></text:h>
      <text:h text:style-name="P54" text:outline-level="2">Case binary buy, sell after 60 minutes, <text:span text:style-name="T22">was the best predictor for </text:span><text:span text:style-name="T6">BUY </text:span><text:span text:style-name="T7">positions(60% profit </text:span><text:span text:style-name="T8">rain</text:span><text:span text:style-name="T7"> using top 10 and top 25).</text:span></text:h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00:21:19.538274665</meta:creation-date>
    <dc:date>2017-01-23T18:59:51.309522200</dc:date>
    <meta:editing-duration>PT3H23M17S</meta:editing-duration>
    <meta:editing-cycles>31</meta:editing-cycles>
    <meta:generator>LibreOffice/5.1.4.2$Linux_X86_64 LibreOffice_project/10m0$Build-2</meta:generator>
    <meta:document-statistic meta:table-count="0" meta:image-count="0" meta:object-count="0" meta:page-count="18" meta:paragraph-count="780" meta:word-count="5110" meta:character-count="40388" meta:non-whitespace-character-count="35376"/>
  </office:meta>
</office:document-meta>
</file>